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61406D9F1B8C46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style:font-name="Courier"/>
    </style:style>
    <style:style style:name="P2" style:family="paragraph" style:parent-style-name="Body" style:list-style-name="L1"/>
    <style:style style:name="P3" style:family="paragraph" style:parent-style-name="Text_20_body">
      <style:paragraph-properties fo:margin-left="2.286cm" fo:margin-right="0cm" fo:text-indent="0cm" style:auto-text-indent="false"/>
      <style:text-properties style:font-name="Courier"/>
    </style:style>
    <style:style style:name="P4" style:family="paragraph" style:parent-style-name="Standard">
      <style:paragraph-properties fo:margin-left="2.286cm" fo:margin-right="0cm" fo:text-indent="0cm" style:auto-text-indent="false"/>
      <style:text-properties style:font-name="Courier"/>
    </style:style>
    <style:style style:name="P5" style:family="paragraph" style:parent-style-name="Body">
      <style:text-properties officeooo:rsid="002c96dc" officeooo:paragraph-rsid="002c96dc"/>
    </style:style>
    <style:style style:name="P6" style:family="paragraph" style:parent-style-name="Body">
      <style:text-properties officeooo:rsid="0035d6f7" officeooo:paragraph-rsid="0035d6f7"/>
    </style:style>
    <style:style style:name="P7" style:family="paragraph" style:parent-style-name="Standard">
      <style:paragraph-properties fo:margin-top="0.282cm" fo:margin-bottom="0cm" loext:contextual-spacing="false"/>
    </style:style>
    <style:style style:name="P8"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9"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10"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2" style:family="paragraph" style:parent-style-name="Text_20_body">
      <style:paragraph-properties fo:margin-left="2.286cm" fo:margin-right="0cm" fo:text-indent="0cm" style:auto-text-indent="false"/>
      <style:text-properties style:font-name="Courier"/>
    </style:style>
    <style:style style:name="P13" style:family="paragraph" style:parent-style-name="Standard">
      <style:paragraph-properties fo:margin-left="2.286cm" fo:margin-right="0cm" fo:text-indent="0cm" style:auto-text-indent="false"/>
      <style:text-properties style:font-name="Courier"/>
    </style:style>
    <style:style style:name="P14" style:family="paragraph" style:parent-style-name="Body">
      <style:paragraph-properties fo:margin-left="2.286cm" fo:margin-right="0cm" fo:text-indent="0cm" style:auto-text-indent="false"/>
    </style:style>
    <style:style style:name="P15" style:family="paragraph" style:parent-style-name="Body">
      <style:paragraph-properties fo:margin-left="2.286cm" fo:margin-right="0cm" fo:text-indent="0cm" style:auto-text-indent="false"/>
      <style:text-properties style:font-name="Courier"/>
    </style:style>
    <style:style style:name="P16" style:family="paragraph" style:parent-style-name="Body">
      <style:text-properties officeooo:rsid="002c96dc" officeooo:paragraph-rsid="002c96dc"/>
    </style:style>
    <style:style style:name="P17" style:family="paragraph" style:parent-style-name="Body">
      <style:text-properties fo:color="#ff0000" style:font-name="ArialMT" fo:font-size="10pt" fo:language="en" fo:country="US" fo:font-style="italic" style:font-style-asian="italic" style:language-complex="ar" style:country-complex="SA"/>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20"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21" style:family="paragraph" style:parent-style-name="Body">
      <style:text-properties fo:color="#ff0000" fo:font-style="italic" fo:font-weight="bold" style:font-style-asian="italic" style:font-weight-asian="bold"/>
    </style:style>
    <style:style style:name="P22" style:family="paragraph" style:parent-style-name="Body">
      <style:text-properties fo:language="en" fo:country="US" style:language-complex="ar" style:country-complex="SA"/>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style:font-name="Courier"/>
    </style:style>
    <style:style style:name="P25" style:family="paragraph" style:parent-style-name="Body">
      <style:text-properties style:font-name="Arial"/>
    </style:style>
    <style:style style:name="P26" style:family="paragraph" style:parent-style-name="Body">
      <style:text-properties officeooo:rsid="001386ab" officeooo:paragraph-rsid="001386ab"/>
    </style:style>
    <style:style style:name="P27" style:family="paragraph" style:parent-style-name="Body">
      <style:text-properties officeooo:rsid="00150eea" officeooo:paragraph-rsid="0018f61d"/>
    </style:style>
    <style:style style:name="P28" style:family="paragraph" style:parent-style-name="Body">
      <style:text-properties officeooo:rsid="0018f61d" officeooo:paragraph-rsid="0018f61d"/>
    </style:style>
    <style:style style:name="P29" style:family="paragraph" style:parent-style-name="Body">
      <style:text-properties officeooo:rsid="0019df46" officeooo:paragraph-rsid="0019df46"/>
    </style:style>
    <style:style style:name="P30" style:family="paragraph" style:parent-style-name="Body">
      <style:text-properties officeooo:rsid="001c1b7b" officeooo:paragraph-rsid="001c1b7b"/>
    </style:style>
    <style:style style:name="P31" style:family="paragraph" style:parent-style-name="Body">
      <style:text-properties officeooo:rsid="001c278f" officeooo:paragraph-rsid="001c278f"/>
    </style:style>
    <style:style style:name="P32" style:family="paragraph" style:parent-style-name="Body">
      <style:text-properties officeooo:rsid="001cfc8c" officeooo:paragraph-rsid="001cfc8c"/>
    </style:style>
    <style:style style:name="P33" style:family="paragraph" style:parent-style-name="Body">
      <style:text-properties officeooo:rsid="00188a5b"/>
    </style:style>
    <style:style style:name="P34" style:family="paragraph" style:parent-style-name="Body">
      <style:text-properties officeooo:rsid="001a0c80" officeooo:paragraph-rsid="001a0c80"/>
    </style:style>
    <style:style style:name="P35" style:family="paragraph" style:parent-style-name="Body">
      <style:text-properties officeooo:rsid="001701a9" officeooo:paragraph-rsid="001701a9"/>
    </style:style>
    <style:style style:name="P36" style:family="paragraph" style:parent-style-name="Body">
      <style:text-properties officeooo:rsid="00201a72" officeooo:paragraph-rsid="002d6207"/>
    </style:style>
    <style:style style:name="P37" style:family="paragraph" style:parent-style-name="Body">
      <style:text-properties officeooo:paragraph-rsid="002b88d9"/>
    </style:style>
    <style:style style:name="P38" style:family="paragraph" style:parent-style-name="Body">
      <style:text-properties officeooo:paragraph-rsid="002cbfa4"/>
    </style:style>
    <style:style style:name="P39" style:family="paragraph" style:parent-style-name="Body">
      <style:text-properties officeooo:rsid="002cbfa4" officeooo:paragraph-rsid="002cbfa4"/>
    </style:style>
    <style:style style:name="P40" style:family="paragraph" style:parent-style-name="Body">
      <style:text-properties officeooo:rsid="002cbfa4" officeooo:paragraph-rsid="002d6207"/>
    </style:style>
    <style:style style:name="P41" style:family="paragraph" style:parent-style-name="Body">
      <style:text-properties officeooo:rsid="002d6207" officeooo:paragraph-rsid="002d6207"/>
    </style:style>
    <style:style style:name="P42" style:family="paragraph" style:parent-style-name="Body">
      <style:text-properties officeooo:rsid="0022125a" officeooo:paragraph-rsid="002d6207"/>
    </style:style>
    <style:style style:name="P43" style:family="paragraph" style:parent-style-name="Body">
      <style:text-properties officeooo:rsid="0023cc29" officeooo:paragraph-rsid="002d6207"/>
    </style:style>
    <style:style style:name="P44" style:family="paragraph" style:parent-style-name="Body">
      <style:text-properties officeooo:rsid="00221bdd" officeooo:paragraph-rsid="002d6207"/>
    </style:style>
    <style:style style:name="P45" style:family="paragraph" style:parent-style-name="Body">
      <style:text-properties officeooo:paragraph-rsid="002d6207"/>
    </style:style>
    <style:style style:name="P46" style:family="paragraph" style:parent-style-name="Body">
      <style:text-properties officeooo:rsid="002e3871" officeooo:paragraph-rsid="002e3871"/>
    </style:style>
    <style:style style:name="P47" style:family="paragraph" style:parent-style-name="Body">
      <style:text-properties officeooo:rsid="0036c11a" officeooo:paragraph-rsid="0036c11a"/>
    </style:style>
    <style:style style:name="P48" style:family="paragraph" style:parent-style-name="Body">
      <style:text-properties officeooo:rsid="0036c11a" officeooo:paragraph-rsid="00398aa1"/>
    </style:style>
    <style:style style:name="P49" style:family="paragraph" style:parent-style-name="Body">
      <style:text-properties officeooo:paragraph-rsid="002a225e"/>
    </style:style>
    <style:style style:name="P50" style:family="paragraph" style:parent-style-name="Body">
      <style:text-properties officeooo:rsid="00403208" officeooo:paragraph-rsid="0040a797"/>
    </style:style>
    <style:style style:name="P51" style:family="paragraph" style:parent-style-name="Body">
      <style:text-properties officeooo:rsid="0043d8a7" officeooo:paragraph-rsid="0043d8a7"/>
    </style:style>
    <style:style style:name="P52" style:family="paragraph" style:parent-style-name="Body">
      <style:text-properties officeooo:rsid="004dbe0c" officeooo:paragraph-rsid="004ddd03"/>
    </style:style>
    <style:style style:name="P53" style:family="paragraph" style:parent-style-name="Body">
      <style:text-properties officeooo:rsid="0034e7eb" officeooo:paragraph-rsid="0034e7eb"/>
    </style:style>
    <style:style style:name="P54" style:family="paragraph" style:parent-style-name="Body">
      <style:text-properties officeooo:rsid="004f9991" officeooo:paragraph-rsid="004f9991"/>
    </style:style>
    <style:style style:name="P55" style:family="paragraph" style:parent-style-name="Body">
      <style:text-properties officeooo:paragraph-rsid="0052119a"/>
    </style:style>
    <style:style style:name="P56" style:family="paragraph" style:parent-style-name="Body">
      <style:text-properties officeooo:rsid="0052119a" officeooo:paragraph-rsid="0052119a"/>
    </style:style>
    <style:style style:name="P57" style:family="paragraph" style:parent-style-name="Body">
      <style:text-properties officeooo:paragraph-rsid="002ee4f2"/>
    </style:style>
    <style:style style:name="P58"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0" style:family="paragraph" style:parent-style-name="CellBody">
      <style:paragraph-properties fo:keep-with-next="always" style:snap-to-layout-grid="false"/>
      <style:text-properties fo:language="en" fo:country="US" style:language-complex="ar" style:country-complex="SA"/>
    </style:style>
    <style:style style:name="P61" style:family="paragraph" style:parent-style-name="Abstract">
      <style:text-properties fo:font-size="16pt" fo:language="en" fo:country="US" fo:font-weight="bold" style:font-size-asian="16pt" style:font-weight-asian="bold" style:language-complex="ar" style:country-complex="SA"/>
    </style:style>
    <style:style style:name="P62" style:family="paragraph" style:parent-style-name="Abstract">
      <style:text-properties fo:language="en" fo:country="US" style:language-complex="ar" style:country-complex="SA"/>
    </style:style>
    <style:style style:name="P63"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64" style:family="paragraph" style:parent-style-name="CellBody">
      <style:paragraph-properties style:snap-to-layout-grid="false"/>
      <style:text-properties fo:language="en" fo:country="US" style:language-complex="ar" style:country-complex="SA"/>
    </style:style>
    <style:style style:name="P65" style:family="paragraph" style:parent-style-name="CellBody">
      <style:paragraph-properties style:snap-to-layout-grid="false"/>
      <style:text-properties fo:language="en" fo:country="US" officeooo:rsid="00112df3" officeooo:paragraph-rsid="00112df3" style:language-complex="ar" style:country-complex="SA"/>
    </style:style>
    <style:style style:name="P66" style:family="paragraph" style:parent-style-name="CellBody">
      <style:paragraph-properties style:snap-to-layout-grid="false"/>
      <style:text-properties fo:language="en" fo:country="US" officeooo:rsid="003205a4" officeooo:paragraph-rsid="003205a4" style:language-complex="ar" style:country-complex="SA"/>
    </style:style>
    <style:style style:name="P67" style:family="paragraph" style:parent-style-name="CellBody">
      <style:paragraph-properties style:snap-to-layout-grid="false"/>
      <style:text-properties fo:language="en" fo:country="US" officeooo:rsid="00339cd1" officeooo:paragraph-rsid="00339cd1" style:language-complex="ar" style:country-complex="SA"/>
    </style:style>
    <style:style style:name="P68" style:family="paragraph" style:parent-style-name="CellBody">
      <style:paragraph-properties style:snap-to-layout-grid="false"/>
      <style:text-properties fo:language="en" fo:country="US" officeooo:rsid="003b07c3" officeooo:paragraph-rsid="003b07c3" style:language-complex="ar" style:country-complex="SA"/>
    </style:style>
    <style:style style:name="P69" style:family="paragraph" style:parent-style-name="CellBody">
      <style:text-properties officeooo:rsid="00112df3" officeooo:paragraph-rsid="00112df3"/>
    </style:style>
    <style:style style:name="P70" style:family="paragraph" style:parent-style-name="CellBody">
      <style:text-properties officeooo:rsid="003205a4" officeooo:paragraph-rsid="003205a4"/>
    </style:style>
    <style:style style:name="P71" style:family="paragraph" style:parent-style-name="CellBody">
      <style:text-properties officeooo:rsid="00339cd1" officeooo:paragraph-rsid="00339cd1"/>
    </style:style>
    <style:style style:name="P72" style:family="paragraph" style:parent-style-name="CellBody">
      <style:text-properties officeooo:rsid="003b07c3" officeooo:paragraph-rsid="003b07c3"/>
    </style:style>
    <style:style style:name="P73" style:family="paragraph" style:parent-style-name="Document_20_Title">
      <style:text-properties fo:language="en" fo:country="US" style:language-complex="ar" style:country-complex="SA"/>
    </style:style>
    <style:style style:name="P74" style:family="paragraph" style:parent-style-name="Standard">
      <style:text-properties style:font-name="Arial" fo:font-size="9pt" fo:language="en" fo:country="US" style:font-size-asian="9pt" style:font-size-complex="9pt" style:language-complex="ar" style:country-complex="SA"/>
    </style:style>
    <style:style style:name="P75" style:family="paragraph" style:parent-style-name="Standard">
      <style:text-properties style:font-name="Arial" fo:language="en" fo:country="US" style:language-complex="ar" style:country-complex="SA"/>
    </style:style>
    <style:style style:name="P76" style:family="paragraph" style:parent-style-name="Table_20_Contents">
      <style:text-properties fo:font-weight="bold" style:font-weight-asian="bold" style:font-weight-complex="bold"/>
    </style:style>
    <style:style style:name="P7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8" style:family="paragraph" style:parent-style-name="Text_20_body">
      <style:text-properties style:font-name="ArialMT" fo:font-size="10pt"/>
    </style:style>
    <style:style style:name="P79" style:family="paragraph" style:parent-style-name="Text_20_body">
      <style:text-properties style:font-name="Arial" fo:font-size="10pt"/>
    </style:style>
    <style:style style:name="P80" style:family="paragraph" style:parent-style-name="Text_20_body">
      <style:text-properties style:font-name="Arial" fo:font-size="10pt" style:font-size-asian="10pt" style:font-size-complex="10pt"/>
    </style:style>
    <style:style style:name="P8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8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83" style:family="paragraph" style:parent-style-name="Standard" style:list-style-name="WW8Num3"/>
    <style:style style:name="P84" style:family="paragraph" style:parent-style-name="Standard" style:list-style-name="WW8Num3">
      <style:text-properties fo:language="en" fo:country="US" officeooo:rsid="00158c61" officeooo:paragraph-rsid="00158c61" style:language-complex="ar" style:country-complex="SA"/>
    </style:style>
    <style:style style:name="P85" style:family="paragraph" style:parent-style-name="Standard">
      <style:paragraph-properties fo:margin-left="2.286cm" fo:margin-right="0cm" fo:text-indent="0cm" style:auto-text-indent="false"/>
      <style:text-properties style:font-name="Courier"/>
    </style:style>
    <style:style style:name="P86" style:family="paragraph" style:parent-style-name="Text_20_body">
      <style:paragraph-properties fo:margin-left="2.286cm" fo:margin-right="0cm" fo:text-indent="0cm" style:auto-text-indent="false"/>
      <style:text-properties style:font-name="Courier"/>
    </style:style>
    <style:style style:name="P87" style:family="paragraph" style:parent-style-name="Heading_20_1">
      <style:text-properties fo:language="en" fo:country="US" style:language-complex="ar" style:country-complex="SA"/>
    </style:style>
    <style:style style:name="P88" style:family="paragraph" style:parent-style-name="Heading_20_1">
      <style:paragraph-properties fo:break-before="page"/>
      <style:text-properties fo:language="en" fo:country="US" style:language-complex="ar" style:country-complex="SA"/>
    </style:style>
    <style:style style:name="P89" style:family="paragraph" style:parent-style-name="Heading_20_2">
      <style:text-properties fo:language="en" fo:country="US" style:language-complex="ar" style:country-complex="SA"/>
    </style:style>
    <style:style style:name="P90" style:family="paragraph" style:parent-style-name="Heading_20_2">
      <style:text-properties officeooo:rsid="002b3f91"/>
    </style:style>
    <style:style style:name="P91" style:family="paragraph" style:parent-style-name="Heading_20_2">
      <style:text-properties officeooo:rsid="0026a5cd" officeooo:paragraph-rsid="00201a72"/>
    </style:style>
    <style:style style:name="P92" style:family="paragraph" style:parent-style-name="Heading_20_2">
      <style:text-properties officeooo:rsid="002cbfa4" officeooo:paragraph-rsid="002cbfa4"/>
    </style:style>
    <style:style style:name="P93" style:family="paragraph" style:parent-style-name="Heading_20_2">
      <style:text-properties officeooo:rsid="00201a72" officeooo:paragraph-rsid="002d6207"/>
    </style:style>
    <style:style style:name="P94" style:family="paragraph" style:parent-style-name="Heading_20_3">
      <style:text-properties officeooo:rsid="00398aa1" officeooo:paragraph-rsid="00398aa1"/>
    </style:style>
    <style:style style:name="P95" style:family="paragraph" style:parent-style-name="Heading_20_3">
      <style:text-properties officeooo:rsid="001386ab" officeooo:paragraph-rsid="001386ab"/>
    </style:style>
    <style:style style:name="P96" style:family="paragraph" style:parent-style-name="Heading_20_3">
      <style:text-properties officeooo:rsid="0019df46" officeooo:paragraph-rsid="0019df46"/>
    </style:style>
    <style:style style:name="P97" style:family="paragraph" style:parent-style-name="Heading_20_3">
      <style:text-properties officeooo:rsid="00150eea" officeooo:paragraph-rsid="00150eea"/>
    </style:style>
    <style:style style:name="P98" style:family="paragraph" style:parent-style-name="Heading_20_3">
      <style:text-properties officeooo:rsid="002cbfa4" officeooo:paragraph-rsid="002cbfa4"/>
    </style:style>
    <style:style style:name="P99" style:family="paragraph" style:parent-style-name="Heading_20_3">
      <style:text-properties officeooo:rsid="0034e7eb" officeooo:paragraph-rsid="0034e7eb"/>
    </style:style>
    <style:style style:name="P100" style:family="paragraph" style:parent-style-name="Heading_20_3">
      <style:text-properties officeooo:rsid="001bf9ce" officeooo:paragraph-rsid="001bf9ce"/>
    </style:style>
    <style:style style:name="P101" style:family="paragraph" style:parent-style-name="Heading_20_3">
      <style:text-properties officeooo:rsid="0023cc29" officeooo:paragraph-rsid="002d6207"/>
    </style:style>
    <style:style style:name="P102" style:family="paragraph" style:parent-style-name="Heading_20_3">
      <style:text-properties officeooo:rsid="00221bdd" officeooo:paragraph-rsid="002d6207"/>
    </style:style>
    <style:style style:name="P103" style:family="paragraph" style:parent-style-name="Heading_20_3">
      <style:text-properties officeooo:paragraph-rsid="002d6207"/>
    </style:style>
    <style:style style:name="P104" style:family="paragraph" style:parent-style-name="Body">
      <style:text-properties style:font-name="Courier"/>
    </style:style>
    <style:style style:name="P105" style:family="paragraph" style:parent-style-name="Body" style:list-style-name="L1"/>
    <style:style style:name="P106" style:family="paragraph" style:parent-style-name="Body" style:list-style-name="L2"/>
    <style:style style:name="P107" style:family="paragraph" style:parent-style-name="Body" style:list-style-name="L3">
      <style:text-properties officeooo:paragraph-rsid="002b88d9"/>
    </style:style>
    <style:style style:name="P108" style:family="paragraph" style:parent-style-name="Body" style:list-style-name="L3">
      <style:text-properties officeooo:rsid="002b88d9" officeooo:paragraph-rsid="002b88d9"/>
    </style:style>
    <style:style style:name="P109" style:family="paragraph" style:parent-style-name="Body" style:list-style-name="L3">
      <style:text-properties officeooo:rsid="002c96dc" officeooo:paragraph-rsid="002c96dc"/>
    </style:style>
    <style:style style:name="P110" style:family="paragraph" style:parent-style-name="Body">
      <style:text-properties officeooo:rsid="002c96dc" officeooo:paragraph-rsid="002c96dc"/>
    </style:style>
    <style:style style:name="P111" style:family="paragraph" style:parent-style-name="Body" style:list-style-name="L4">
      <style:text-properties officeooo:rsid="00150eea" officeooo:paragraph-rsid="00150eea"/>
    </style:style>
    <style:style style:name="P112" style:family="paragraph" style:parent-style-name="Body" style:list-style-name="L4">
      <style:text-properties officeooo:rsid="00150eea" officeooo:paragraph-rsid="0018f61d"/>
    </style:style>
    <style:style style:name="P113" style:family="paragraph" style:parent-style-name="Body" style:list-style-name="L4">
      <style:text-properties officeooo:rsid="00150eea" officeooo:paragraph-rsid="00158c61"/>
    </style:style>
    <style:style style:name="P114" style:family="paragraph" style:parent-style-name="Body" style:list-style-name="L4">
      <style:text-properties officeooo:rsid="00158c61" officeooo:paragraph-rsid="00158c61"/>
    </style:style>
    <style:style style:name="P115" style:family="paragraph" style:parent-style-name="Body" style:list-style-name="L4">
      <style:text-properties officeooo:rsid="00158c61" officeooo:paragraph-rsid="002b3f91"/>
    </style:style>
    <style:style style:name="P116" style:family="paragraph" style:parent-style-name="Body" style:list-style-name="L4">
      <style:text-properties officeooo:rsid="001701a9" officeooo:paragraph-rsid="001701a9"/>
    </style:style>
    <style:style style:name="P117" style:family="paragraph" style:parent-style-name="Body" style:list-style-name="L5">
      <style:text-properties officeooo:rsid="001c1b7b" officeooo:paragraph-rsid="001c1b7b"/>
    </style:style>
    <style:style style:name="P118" style:family="paragraph" style:parent-style-name="Body" style:list-style-name="L6"/>
    <style:style style:name="P119" style:family="paragraph" style:parent-style-name="Body" style:list-style-name="L7">
      <style:text-properties officeooo:rsid="00201a72" officeooo:paragraph-rsid="002d6207"/>
    </style:style>
    <style:style style:name="P120" style:family="paragraph" style:parent-style-name="Body" style:list-style-name="L8">
      <style:text-properties style:font-name="Monaco" officeooo:rsid="002595c2" officeooo:paragraph-rsid="002d6207"/>
    </style:style>
    <style:style style:name="P121" style:family="paragraph" style:parent-style-name="Body" style:list-style-name="L9">
      <style:text-properties officeooo:paragraph-rsid="002d6207"/>
    </style:style>
    <style:style style:name="P122" style:family="paragraph" style:parent-style-name="Body">
      <style:text-properties officeooo:rsid="0035d6f7" officeooo:paragraph-rsid="0035d6f7"/>
    </style:style>
    <style:style style:name="P1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4" style:family="paragraph" style:parent-style-name="Definition_20_Term">
      <style:text-properties fo:language="en" fo:country="US" style:language-complex="ar" style:country-complex="SA"/>
    </style:style>
    <style:style style:name="P125" style:family="paragraph" style:parent-style-name="Definition_20_Term" style:list-style-name="WW8Num3"/>
    <style:style style:name="P126" style:family="paragraph" style:parent-style-name="Definition_20_Term" style:list-style-name="WW8Num3">
      <style:text-properties officeooo:paragraph-rsid="00158c61"/>
    </style:style>
    <style:style style:name="T1" style:family="text">
      <style:text-properties style:font-name="Courier"/>
    </style:style>
    <style:style style:name="T2" style:family="text">
      <style:text-properties officeooo:rsid="00339cd1"/>
    </style:style>
    <style:style style:name="T3" style:family="text">
      <style:text-properties fo:color="#000000" style:font-name="Arial" fo:font-size="10pt" fo:language="en" fo:country="US" officeooo:rsid="00339cd1" style:font-name-asian="Times New Roman" style:font-size-asian="10pt" style:font-name-complex="Times New Roman" style:font-size-complex="10pt" style:language-complex="ar" style:country-complex="SA"/>
    </style:style>
    <style:style style:name="T4"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officeooo:rsid="00120d46"/>
    </style:style>
    <style:style style:name="T7" style:family="text">
      <style:text-properties style:font-name="Courier"/>
    </style:style>
    <style:style style:name="T8" style:family="text">
      <style:text-properties style:font-name="Courier" style:font-size-asian="10pt" style:font-size-complex="10pt"/>
    </style:style>
    <style:style style:name="T9" style:family="text">
      <style:text-properties style:font-name="Courier" officeooo:rsid="00221bdd"/>
    </style:style>
    <style:style style:name="T10" style:family="text">
      <style:text-properties style:font-name="Courier" officeooo:rsid="00274457"/>
    </style:style>
    <style:style style:name="T11" style:family="text">
      <style:text-properties style:font-name="Courier" officeooo:rsid="002d6207"/>
    </style:style>
    <style:style style:name="T12" style:family="text">
      <style:text-properties style:font-name="Courier" officeooo:rsid="002e3871"/>
    </style:style>
    <style:style style:name="T13" style:family="text">
      <style:text-properties style:font-name="Courier" officeooo:rsid="004b11f8"/>
    </style:style>
    <style:style style:name="T14" style:family="text">
      <style:text-properties style:font-name="Courier" officeooo:rsid="0052119a"/>
    </style:style>
    <style:style style:name="T15" style:family="text">
      <style:text-properties officeooo:rsid="00339cd1"/>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339cd1"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36c11a"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officeooo:rsid="0050a5ba"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style:font-name-asian="Times New Roman" style:font-size-asian="10pt" style:font-name-complex="Times New Roman" style:font-size-complex="10pt"/>
    </style:style>
    <style:style style:name="T22" style:family="text">
      <style:text-properties officeooo:rsid="0036c11a"/>
    </style:style>
    <style:style style:name="T23" style:family="text">
      <style:text-properties fo:font-style="normal" style:font-style-asian="normal" style:font-style-complex="normal"/>
    </style:style>
    <style:style style:name="T24" style:family="text">
      <style:text-properties fo:font-style="normal" officeooo:rsid="00150eea" style:font-style-asian="normal" style:font-style-complex="normal"/>
    </style:style>
    <style:style style:name="T25" style:family="text">
      <style:text-properties fo:font-style="normal" officeooo:rsid="0040a797" style:font-style-asian="normal" style:font-style-complex="normal"/>
    </style:style>
    <style:style style:name="T26" style:family="text">
      <style:text-properties fo:font-style="normal" officeooo:rsid="0043d8a7" style:font-style-asian="normal" style:font-style-complex="normal"/>
    </style:style>
    <style:style style:name="T27" style:family="text">
      <style:text-properties fo:font-style="normal" officeooo:rsid="004ddd03" style:font-style-asian="normal" style:font-style-complex="normal"/>
    </style:style>
    <style:style style:name="T28" style:family="text">
      <style:text-properties officeooo:rsid="001cfc8c"/>
    </style:style>
    <style:style style:name="T29" style:family="text">
      <style:text-properties style:font-name="Arial"/>
    </style:style>
    <style:style style:name="T30" style:family="text">
      <style:text-properties style:font-name="Arial" style:font-size-asian="10pt" style:font-size-complex="10pt"/>
    </style:style>
    <style:style style:name="T31" style:family="text">
      <style:text-properties fo:font-size="14pt" fo:font-weight="normal" style:font-size-asian="14pt" style:font-weight-asian="normal"/>
    </style:style>
    <style:style style:name="T32" style:family="text">
      <style:text-properties fo:language="en" fo:country="US" style:language-complex="ar" style:country-complex="SA"/>
    </style:style>
    <style:style style:name="T33" style:family="text">
      <style:text-properties style:font-name="Courier New"/>
    </style:style>
    <style:style style:name="T34" style:family="text">
      <style:text-properties style:font-name="Courier New1"/>
    </style:style>
    <style:style style:name="T35" style:family="text">
      <style:text-properties fo:font-weight="bold" style:font-weight-asian="bold" style:font-weight-complex="bold"/>
    </style:style>
    <style:style style:name="T36" style:family="text">
      <style:text-properties style:font-name="CourierNewPSMT"/>
    </style:style>
    <style:style style:name="T37" style:family="text">
      <style:text-properties style:font-name="ProductusOSGiBookc" fo:font-size="9pt"/>
    </style:style>
    <style:style style:name="T38" style:family="text">
      <style:text-properties fo:font-style="italic" style:font-style-asian="italic" style:font-style-complex="italic"/>
    </style:style>
    <style:style style:name="T39" style:family="text">
      <style:text-properties fo:font-style="italic" officeooo:rsid="0040a797" style:font-style-asian="italic" style:font-style-complex="italic"/>
    </style:style>
    <style:style style:name="T40" style:family="text">
      <style:text-properties fo:font-style="italic" officeooo:rsid="0043d8a7" style:font-style-asian="italic" style:font-style-complex="italic"/>
    </style:style>
    <style:style style:name="T41" style:family="text">
      <style:text-properties officeooo:rsid="00150eea"/>
    </style:style>
    <style:style style:name="T42" style:family="text">
      <style:text-properties officeooo:rsid="00158c61"/>
    </style:style>
    <style:style style:name="T43" style:family="text">
      <style:text-properties officeooo:rsid="0018f61d"/>
    </style:style>
    <style:style style:name="T44" style:family="text">
      <style:text-properties style:font-name="Monaco" fo:font-size="8pt" style:font-size-asian="8pt" style:font-size-complex="8pt"/>
    </style:style>
    <style:style style:name="T45" style:family="text">
      <style:text-properties style:font-name="Monaco" fo:font-size="8pt" officeooo:rsid="001cfc8c" style:font-size-asian="8pt" style:font-size-complex="8pt"/>
    </style:style>
    <style:style style:name="T46" style:family="text">
      <style:text-properties officeooo:rsid="0019df46"/>
    </style:style>
    <style:style style:name="T47" style:family="text">
      <style:text-properties officeooo:rsid="001a0c80"/>
    </style:style>
    <style:style style:name="T48" style:family="text">
      <style:text-properties officeooo:rsid="001efa0e"/>
    </style:style>
    <style:style style:name="T49" style:family="text">
      <style:text-properties officeooo:rsid="00201a72"/>
    </style:style>
    <style:style style:name="T50" style:family="text">
      <style:text-properties officeooo:rsid="00221bdd"/>
    </style:style>
    <style:style style:name="T51" style:family="text">
      <style:text-properties style:font-name="Arial2"/>
    </style:style>
    <style:style style:name="T52" style:family="text">
      <style:text-properties style:font-name="Arial2" officeooo:rsid="00221bdd"/>
    </style:style>
    <style:style style:name="T53" style:family="text">
      <style:text-properties style:font-name="Arial2" officeooo:rsid="0023cc29"/>
    </style:style>
    <style:style style:name="T54" style:family="text">
      <style:text-properties style:font-name="Arial2" officeooo:rsid="002ee4f2"/>
    </style:style>
    <style:style style:name="T55" style:family="text">
      <style:text-properties officeooo:rsid="002595c2"/>
    </style:style>
    <style:style style:name="T56" style:family="text">
      <style:text-properties officeooo:rsid="00274457"/>
    </style:style>
    <style:style style:name="T57" style:family="text">
      <style:text-properties officeooo:rsid="002b3f91"/>
    </style:style>
    <style:style style:name="T58" style:family="text">
      <style:text-properties officeooo:rsid="002b88d9"/>
    </style:style>
    <style:style style:name="T59" style:family="text">
      <style:text-properties officeooo:rsid="002d6207"/>
    </style:style>
    <style:style style:name="T60" style:family="text">
      <style:text-properties officeooo:rsid="002e3871"/>
    </style:style>
    <style:style style:name="T61" style:family="text">
      <style:text-properties officeooo:rsid="0035d6f7"/>
    </style:style>
    <style:style style:name="T62" style:family="text">
      <style:text-properties officeooo:rsid="00398aa1"/>
    </style:style>
    <style:style style:name="T63" style:family="text">
      <style:text-properties officeooo:rsid="00403208"/>
    </style:style>
    <style:style style:name="T64" style:family="text">
      <style:text-properties style:font-name="Courier1"/>
    </style:style>
    <style:style style:name="T65" style:family="text">
      <style:text-properties style:font-name="Courier1" fo:font-style="italic" style:font-style-asian="italic" style:font-style-complex="italic"/>
    </style:style>
    <style:style style:name="T66" style:family="text">
      <style:text-properties officeooo:rsid="004c51b8"/>
    </style:style>
    <style:style style:name="T67" style:family="text">
      <style:text-properties officeooo:rsid="004ddd03"/>
    </style:style>
    <style:style style:name="T68" style:family="text">
      <style:text-properties officeooo:rsid="0050a5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94842442865952" text:id="ct94842442865952">
          <text:insertion>
            <office:change-info>
              <dc:creator>Tim Ward</dc:creator>
              <dc:date>2017-01-25T17:38:00</dc:date>
            </office:change-info>
          </text:insertion>
        </text:changed-region>
        <text:changed-region xml:id="ct94842442857328" text:id="ct94842442857328">
          <text:insertion>
            <office:change-info>
              <dc:creator>Tim Ward</dc:creator>
              <dc:date>2017-01-25T17:38:00</dc:date>
            </office:change-info>
          </text:insertion>
        </text:changed-region>
        <text:changed-region xml:id="ct94842442851392" text:id="ct94842442851392">
          <text:insertion>
            <office:change-info>
              <dc:creator>Tim Ward</dc:creator>
              <dc:date>2017-01-25T17:41:00</dc:date>
            </office:change-info>
          </text:insertion>
        </text:changed-region>
        <text:changed-region xml:id="ct94842442852720" text:id="ct94842442852720">
          <text:insertion>
            <office:change-info>
              <dc:creator>Tim Ward</dc:creator>
              <dc:date>2017-01-30T11:31:00</dc:date>
            </office:change-info>
          </text:insertion>
        </text:changed-region>
        <text:changed-region xml:id="ct94842440149584" text:id="ct94842440149584">
          <text:insertion>
            <office:change-info>
              <dc:creator>Tim Ward</dc:creator>
              <dc:date>2017-01-30T11:32:00</dc:date>
            </office:change-info>
          </text:insertion>
        </text:changed-region>
        <text:changed-region xml:id="ct94842442851616" text:id="ct94842442851616">
          <text:insertion>
            <office:change-info>
              <dc:creator>Tim Ward</dc:creator>
              <dc:date>2017-01-30T11:32:00</dc:date>
            </office:change-info>
          </text:insertion>
        </text:changed-region>
        <text:changed-region xml:id="ct94842442933600" text:id="ct94842442933600">
          <text:insertion>
            <office:change-info>
              <dc:creator>Unknown Author</dc:creator>
              <dc:date>2017-04-20T09:56:00</dc:date>
            </office:change-info>
          </text:insertion>
        </text:changed-region>
        <text:changed-region xml:id="ct94842442931328" text:id="ct94842442931328">
          <text:insertion>
            <office:change-info>
              <dc:creator>Unknown Author</dc:creator>
              <dc:date>2017-04-20T09:57:00</dc:date>
            </office:change-info>
          </text:insertion>
        </text:changed-region>
        <text:changed-region xml:id="ct94842442942416" text:id="ct94842442942416">
          <text:insertion>
            <office:change-info>
              <dc:creator>Unknown Author</dc:creator>
              <dc:date>2017-04-20T11:56:00</dc:date>
            </office:change-info>
          </text:insertion>
        </text:changed-region>
        <text:changed-region xml:id="ct94842442939776" text:id="ct94842442939776">
          <text:insertion>
            <office:change-info>
              <dc:creator>Unknown Author</dc:creator>
              <dc:date>2017-04-20T11:57:00</dc:date>
            </office:change-info>
          </text:insertion>
        </text:changed-region>
        <text:changed-region xml:id="ct94842442941696" text:id="ct94842442941696">
          <text:deletion>
            <office:change-info>
              <dc:creator>Unknown Author</dc:creator>
              <dc:date>2017-05-23T17:37:00</dc:date>
            </office:change-info>
            <text:p text:style-name="P1"><text:s/>property. This property has two purposes:</text:p>
          </text:deletion>
        </text:changed-region>
        <text:changed-region xml:id="ct94842442940640" text:id="ct94842442940640">
          <text:deletion>
            <office:change-info>
              <dc:creator>Unknown Author</dc:creator>
              <dc:date>2017-04-20T08:30:00</dc:date>
            </office:change-info>
            <text:p text:style-name="P1">base</text:p>
          </text:deletion>
        </text:changed-region>
        <text:changed-region xml:id="ct94842442943696" text:id="ct94842442943696">
          <text:deletion>
            <office:change-info>
              <dc:creator>Unknown Author</dc:creator>
              <dc:date>2017-05-23T16:23:00</dc:date>
            </office:change-info>
            <text:p text:style-name="P1">.</text:p>
          </text:deletion>
        </text:changed-region>
        <text:changed-region xml:id="ct94842442572560" text:id="ct94842442572560">
          <text:deletion>
            <office:change-info>
              <dc:creator>Unknown Author</dc:creator>
              <dc:date>2017-04-20T08:30:00</dc:date>
            </office:change-info>
            <text:p text:style-name="P1">resource</text:p>
          </text:deletion>
        </text:changed-region>
        <text:changed-region xml:id="ct94842442942128" text:id="ct94842442942128">
          <text:deletion>
            <office:change-info>
              <dc:creator>Unknown Author</dc:creator>
              <dc:date>2017-05-23T16:23:00</dc:date>
            </office:change-info>
            <text:p text:style-name="P1">osgi.jaxrs.</text:p>
          </text:deletion>
        </text:changed-region>
        <text:changed-region xml:id="ct94842442933072" text:id="ct94842442933072">
          <text:deletion>
            <office:change-info>
              <dc:creator>Unknown Author</dc:creator>
              <dc:date>2017-05-23T17:37:00</dc:date>
            </office:change-info>
            <text:p text:style-name="P1">To contribute a JAX-RS resource to the JAX-RS container a bundle must register the JAX-RS resource as an OSGi service. Furthermore the bundle must register the service with the </text:p>
          </text:deletion>
        </text:changed-region>
        <text:changed-region xml:id="ct94842442934304" text:id="ct94842442934304">
          <text:insertion>
            <office:change-info>
              <dc:creator>Unknown Author</dc:creator>
              <dc:date>2017-05-23T17:37:00</dc:date>
            </office:change-info>
          </text:insertion>
        </text:changed-region>
        <text:changed-region xml:id="ct94842442937904" text:id="ct94842442937904">
          <text:insertion>
            <office:change-info>
              <dc:creator>Unknown Author</dc:creator>
              <dc:date>2017-05-23T17:38:00</dc:date>
            </office:change-info>
          </text:insertion>
        </text:changed-region>
        <text:changed-region xml:id="ct94842442937296" text:id="ct94842442937296">
          <text:insertion>
            <office:change-info>
              <dc:creator>Unknown Author</dc:creator>
              <dc:date>2017-05-23T17:39:00</dc:date>
            </office:change-info>
          </text:insertion>
        </text:changed-region>
        <text:changed-region xml:id="ct94842442937520" text:id="ct94842442937520">
          <text:deletion>
            <office:change-info>
              <dc:creator>Unknown Author</dc:creator>
              <dc:date>2017-05-23T17:37:00</dc:date>
            </office:change-info>
            <text:list xml:id="list2220147071" text:style-name="L1">
              <text:list-header>
                <text:p text:style-name="P2">It serves as a marker to the JAX-RS whiteboard runtime that this OSGi service should be hosted as a JAX-RS resource</text:p>
              </text:list-header>
            </text:list>
          </text:deletion>
        </text:changed-region>
        <text:changed-region xml:id="ct94842442947152" text:id="ct94842442947152">
          <text:deletion>
            <office:change-info>
              <dc:creator>Unknown Author</dc:creator>
              <dc:date>2017-04-20T09:21:00</dc:date>
            </office:change-info>
            <text:p text:style-name="Body">This value is prepended to the path defined by the JAX-RS resource in its annotations. Values follow the same syntax rules as the JAX-RS path annotation, but do not permit parameter templates. </text:p>
          </text:deletion>
        </text:changed-region>
        <text:changed-region xml:id="ct94842442946928" text:id="ct94842442946928">
          <text:deletion>
            <office:change-info>
              <dc:creator>Unknown Author</dc:creator>
              <dc:date>2017-05-23T16:31:00</dc:date>
            </office:change-info>
            <text:p text:style-name="Body">. </text:p>
          </text:deletion>
        </text:changed-region>
        <text:changed-region xml:id="ct94842442946704" text:id="ct94842442946704">
          <text:deletion>
            <office:change-info>
              <dc:creator>Unknown Author</dc:creator>
              <dc:date>2017-04-20T08:31:00</dc:date>
            </office:change-info>
            <text:p text:style-name="Body">mapped</text:p>
          </text:deletion>
        </text:changed-region>
        <text:changed-region xml:id="ct94842442938704" text:id="ct94842442938704">
          <text:deletion>
            <office:change-info>
              <dc:creator>Unknown Author</dc:creator>
              <dc:date>2017-05-23T16:31:00</dc:date>
            </office:change-info>
            <text:p text:style-name="Body"><text:s/>to which this resource should be </text:p>
          </text:deletion>
        </text:changed-region>
        <text:changed-region xml:id="ct94842442936880" text:id="ct94842442936880">
          <text:deletion>
            <office:change-info>
              <dc:creator>Unknown Author</dc:creator>
              <dc:date>2017-04-20T08:31:00</dc:date>
            </office:change-info>
            <text:p text:style-name="Body">base request URI path</text:p>
          </text:deletion>
        </text:changed-region>
        <text:changed-region xml:id="ct94842442933376" text:id="ct94842442933376">
          <text:deletion>
            <office:change-info>
              <dc:creator>Unknown Author</dc:creator>
              <dc:date>2017-05-23T16:31:00</dc:date>
            </office:change-info>
            <text:p text:style-name="Body">The value of the property defines a </text:p>
          </text:deletion>
        </text:changed-region>
        <text:changed-region xml:id="ct94842442962336" text:id="ct94842442962336">
          <text:deletion>
            <office:change-info>
              <dc:creator>Unknown Author</dc:creator>
              <dc:date>2017-04-20T09:52:00</dc:date>
            </office:change-info>
            <text:p text:style-name="P3">Param</text:p>
          </text:deletion>
        </text:changed-region>
        <text:changed-region xml:id="ct94842442962560" text:id="ct94842442962560">
          <text:insertion>
            <office:change-info>
              <dc:creator>Unknown Author</dc:creator>
              <dc:date>2017-04-20T09:52:00</dc:date>
            </office:change-info>
          </text:insertion>
        </text:changed-region>
        <text:changed-region xml:id="ct94842442967296" text:id="ct94842442967296">
          <text:deletion>
            <office:change-info>
              <dc:creator>Unknown Author</dc:creator>
              <dc:date>2017-04-20T11:59:00</dc:date>
            </office:change-info>
            <text:p text:style-name="Body">In the following example the bean is registered with a <text:s/><text:span text:style-name="T1">osgi.jaxrs.resource.base</text:span> property value of “bar”</text:p>
            <text:h text:style-name="Heading_20_4" text:outline-level="4"><text:bookmark-start text:name="__RefHeading__76438_1890942607111111111111111111111111111111"/>Path matching example<text:bookmark-end text:name="__RefHeading__76438_1890942607111111111111111111111111111111"/></text:h>
            <text:p text:style-name="P3">@Path(“foo”)</text:p>
            <text:p text:style-name="P3">public class Foo {</text:p>
            <text:p text:style-name="P3"/>
            <text:p text:style-name="P3"><text:s text:c="4"/>private final List&lt;String&gt; entries = Arrays.asList(“fizz”, “buzz”, <text:tab/><text:tab/>“fizzbuzz”);</text:p>
            <text:p text:style-name="P3"><text:s text:c="4"/>@GET</text:p>
            <text:p text:style-name="P3"><text:s text:c="4"/>public List&lt;String&gt; <text:s/>getFoos() {</text:p>
            <text:p text:style-name="P3"><text:s text:c="8"/>return Collections.unmodifiableList(entries);</text:p>
            <text:p text:style-name="P3"><text:s text:c="4"/>}</text:p>
            <text:p text:style-name="P3"/>
            <text:p text:style-name="P4"><text:s text:c="4"/>@GET</text:p>
            <text:p text:style-name="P3"><text:s text:c="4"/>@PathParam(“{name: [a-zA-Z]+}”)</text:p>
            <text:p text:style-name="P3"><text:s text:c="4"/>public String <text:s/>getFoo(@PathParam(“name”) String name) {</text:p>
            <text:p text:style-name="P3"><text:s text:c="8"/>if(entries.contains(name)) {</text:p>
            <text:p text:style-name="P3"><text:s text:c="12"/>return ”A foo called “ + name;</text:p>
            <text:p text:style-name="P3"><text:s text:c="8"/>}</text:p>
            <text:p text:style-name="P3"><text:s text:c="8"/>throw new IllegalArgumentException(“No foo called “ + name);</text:p>
            <text:p text:style-name="P3"><text:s text:c="4"/>}</text:p>
            <text:p text:style-name="P3"/>
            <text:p text:style-name="P3">}</text:p>
            <text:p text:style-name="Body">This JAX-RS bean will be mapped to a base URI of “bar ” with a resource URI of “foo” and a single capturing URI segment.</text:p>
          </text:deletion>
        </text:changed-region>
        <text:changed-region xml:id="ct94842442970544" text:id="ct94842442970544">
          <text:deletion>
            <office:change-info>
              <dc:creator>Unknown Author</dc:creator>
              <dc:date>2017-04-20T12:00:00</dc:date>
            </office:change-info>
            <text:p text:style-name="Table_20_Contents">URI path</text:p>
          </text:deletion>
        </text:changed-region>
        <text:changed-region xml:id="ct94842442890672" text:id="ct94842442890672">
          <text:deletion>
            <office:change-info>
              <dc:creator>Unknown Author</dc:creator>
              <dc:date>2017-04-20T12:00:00</dc:date>
            </office:change-info>
            <text:p text:style-name="Table_20_Contents">Result</text:p>
          </text:deletion>
        </text:changed-region>
        <text:changed-region xml:id="ct94842442873456" text:id="ct94842442873456">
          <text:deletion>
            <office:change-info>
              <dc:creator>Unknown Author</dc:creator>
              <dc:date>2017-04-20T12:00:00</dc:date>
            </office:change-info>
            <text:p text:style-name="Table_20_Contents">/</text:p>
          </text:deletion>
        </text:changed-region>
        <text:changed-region xml:id="ct94842442962784" text:id="ct94842442962784">
          <text:deletion>
            <office:change-info>
              <dc:creator>Unknown Author</dc:creator>
              <dc:date>2017-04-20T12:00:00</dc:date>
            </office:change-info>
            <text:p text:style-name="Table_20_Contents">No match (404)</text:p>
          </text:deletion>
        </text:changed-region>
        <text:changed-region xml:id="ct94842442915312" text:id="ct94842442915312">
          <text:deletion>
            <office:change-info>
              <dc:creator>Unknown Author</dc:creator>
              <dc:date>2017-04-20T12:00:00</dc:date>
            </office:change-info>
            <text:p text:style-name="Table_20_Contents">/foo</text:p>
          </text:deletion>
        </text:changed-region>
        <text:changed-region xml:id="ct94842442913616" text:id="ct94842442913616">
          <text:deletion>
            <office:change-info>
              <dc:creator>Unknown Author</dc:creator>
              <dc:date>2017-04-20T12:00:00</dc:date>
            </office:change-info>
            <text:p text:style-name="Table_20_Contents">No match (404)</text:p>
          </text:deletion>
        </text:changed-region>
        <text:changed-region xml:id="ct94842442892224" text:id="ct94842442892224">
          <text:deletion>
            <office:change-info>
              <dc:creator>Unknown Author</dc:creator>
              <dc:date>2017-04-20T12:00:00</dc:date>
            </office:change-info>
            <text:p text:style-name="Table_20_Contents">/bar</text:p>
          </text:deletion>
        </text:changed-region>
        <text:changed-region xml:id="ct94842442918640" text:id="ct94842442918640">
          <text:deletion>
            <office:change-info>
              <dc:creator>Unknown Author</dc:creator>
              <dc:date>2017-04-20T12:00:00</dc:date>
            </office:change-info>
            <text:p text:style-name="Table_20_Contents">No match (404)</text:p>
          </text:deletion>
        </text:changed-region>
        <text:changed-region xml:id="ct94842442931632" text:id="ct94842442931632">
          <text:deletion>
            <office:change-info>
              <dc:creator>Unknown Author</dc:creator>
              <dc:date>2017-04-20T12:00:00</dc:date>
            </office:change-info>
            <text:p text:style-name="Table_20_Contents">/bar/foo</text:p>
          </text:deletion>
        </text:changed-region>
        <text:changed-region xml:id="ct94842442963648" text:id="ct94842442963648">
          <text:deletion>
            <office:change-info>
              <dc:creator>Unknown Author</dc:creator>
              <dc:date>2017-04-20T12:00:00</dc:date>
            </office:change-info>
            <text:p text:style-name="Table_20_Contents">“[fizz, buzz, fizzbuzz]”</text:p>
          </text:deletion>
        </text:changed-region>
        <text:changed-region xml:id="ct94842442932784" text:id="ct94842442932784">
          <text:deletion>
            <office:change-info>
              <dc:creator>Unknown Author</dc:creator>
              <dc:date>2017-04-20T12:00:00</dc:date>
            </office:change-info>
            <text:p text:style-name="Table_20_Contents">/bar/foo/fizz</text:p>
          </text:deletion>
        </text:changed-region>
        <text:changed-region xml:id="ct94842442930800" text:id="ct94842442930800">
          <text:deletion>
            <office:change-info>
              <dc:creator>Unknown Author</dc:creator>
              <dc:date>2017-04-20T12:00:00</dc:date>
            </office:change-info>
            <text:p text:style-name="Table_20_Contents">“A foo called fizz”</text:p>
          </text:deletion>
        </text:changed-region>
        <text:changed-region xml:id="ct94842442896624" text:id="ct94842442896624">
          <text:deletion>
            <office:change-info>
              <dc:creator>Unknown Author</dc:creator>
              <dc:date>2017-04-20T12:00:00</dc:date>
            </office:change-info>
            <text:p text:style-name="Table_20_Contents">/bar/foo/buzz</text:p>
          </text:deletion>
        </text:changed-region>
        <text:changed-region xml:id="ct94842442867616" text:id="ct94842442867616">
          <text:deletion>
            <office:change-info>
              <dc:creator>Unknown Author</dc:creator>
              <dc:date>2017-04-20T12:00:00</dc:date>
            </office:change-info>
            <text:p text:style-name="Table_20_Contents">“A foo called buzz”</text:p>
          </text:deletion>
        </text:changed-region>
        <text:changed-region xml:id="ct94842442934016" text:id="ct94842442934016">
          <text:deletion>
            <office:change-info>
              <dc:creator>Unknown Author</dc:creator>
              <dc:date>2017-04-20T12:00:00</dc:date>
            </office:change-info>
            <text:p text:style-name="Table_20_Contents">/bar/foo/foobar</text:p>
          </text:deletion>
        </text:changed-region>
        <text:changed-region xml:id="ct94842442934880" text:id="ct94842442934880">
          <text:deletion>
            <office:change-info>
              <dc:creator>Unknown Author</dc:creator>
              <dc:date>2017-04-20T12:00:00</dc:date>
            </office:change-info>
            <text:p text:style-name="Table_20_Contents">Error 500 (IllegalArgument)</text:p>
          </text:deletion>
        </text:changed-region>
        <text:changed-region xml:id="ct94842442907936" text:id="ct94842442907936">
          <text:deletion>
            <office:change-info>
              <dc:creator>Unknown Author</dc:creator>
              <dc:date>2017-04-20T12:00:00</dc:date>
            </office:change-info>
            <text:p text:style-name="Table_20_Contents">/bar/foo/fizz/buzz</text:p>
          </text:deletion>
        </text:changed-region>
        <text:changed-region xml:id="ct94842442939360" text:id="ct94842442939360">
          <text:deletion>
            <office:change-info>
              <dc:creator>Unknown Author</dc:creator>
              <dc:date>2017-04-20T12:00:00</dc:date>
            </office:change-info>
            <text:p text:style-name="Table_20_Contents">No match (404)</text:p>
          </text:deletion>
        </text:changed-region>
        <text:changed-region xml:id="ct94842442686832" text:id="ct94842442686832">
          <text:insertion>
            <office:change-info>
              <dc:creator>Tim Ward</dc:creator>
              <dc:date>2017-01-30T11:23:00</dc:date>
            </office:change-info>
          </text:insertion>
        </text:changed-region>
        <text:changed-region xml:id="ct94842442884864" text:id="ct94842442884864">
          <text:insertion>
            <office:change-info>
              <dc:creator>Tim Ward</dc:creator>
              <dc:date>2017-01-30T11:24:00</dc:date>
            </office:change-info>
          </text:insertion>
        </text:changed-region>
        <text:changed-region xml:id="ct94842442925120" text:id="ct94842442925120">
          <text:insertion>
            <office:change-info>
              <dc:creator>Unknown Author</dc:creator>
              <dc:date>2017-05-23T17:33:00</dc:date>
            </office:change-info>
          </text:insertion>
        </text:changed-region>
        <text:changed-region xml:id="ct94842442957968" text:id="ct94842442957968">
          <text:insertion>
            <office:change-info>
              <dc:creator>Tim Ward</dc:creator>
              <dc:date>2017-01-30T11:24:00</dc:date>
            </office:change-info>
          </text:insertion>
        </text:changed-region>
        <text:changed-region xml:id="ct94842442976688" text:id="ct94842442976688">
          <text:insertion>
            <office:change-info>
              <dc:creator>Tim Ward</dc:creator>
              <dc:date>2017-01-25T17:43:00</dc:date>
            </office:change-info>
          </text:insertion>
        </text:changed-region>
        <text:changed-region xml:id="ct94842442977728" text:id="ct94842442977728">
          <text:insertion>
            <office:change-info>
              <dc:creator>Tim Ward</dc:creator>
              <dc:date>2017-01-25T17:44:00</dc:date>
            </office:change-info>
          </text:insertion>
        </text:changed-region>
        <text:changed-region xml:id="ct94842442893248" text:id="ct94842442893248">
          <text:deletion>
            <office:change-info>
              <dc:creator>Tim Ward</dc:creator>
              <dc:date>2017-01-25T17:47:00</dc:date>
            </office:change-info>
            <text:p text:style-name="P5"><text:span text:style-name="T2">service will be registered with the JAX-RS container and introspected to determine its type.</text:span></text:p>
          </text:deletion>
        </text:changed-region>
        <text:changed-region xml:id="ct94842442893024" text:id="ct94842442893024">
          <text:deletion>
            <office:change-info>
              <dc:creator>Unknown Author</dc:creator>
              <dc:date>2017-05-23T16:41:00</dc:date>
            </office:change-info>
            <text:p text:style-name="P5"><text:span text:style-name="T2">,</text:span></text:p>
          </text:deletion>
        </text:changed-region>
        <text:changed-region xml:id="ct94842442981360" text:id="ct94842442981360">
          <text:deletion>
            <office:change-info>
              <dc:creator>Unknown Author</dc:creator>
              <dc:date>2017-05-23T16:41:00</dc:date>
            </office:change-info>
            <text:p text:style-name="P5"><text:span text:style-name="T2">types</text:span></text:p>
          </text:deletion>
        </text:changed-region>
        <text:changed-region xml:id="ct94842442981136" text:id="ct94842442981136">
          <text:deletion>
            <office:change-info>
              <dc:creator>Unknown Author</dc:creator>
              <dc:date>2017-05-23T16:41:00</dc:date>
            </office:change-info>
            <text:p text:style-name="P5"><text:span text:style-name="T2"><text:s/>extension </text:span></text:p>
          </text:deletion>
        </text:changed-region>
        <text:changed-region xml:id="ct94842442980912" text:id="ct94842442980912">
          <text:deletion>
            <office:change-info>
              <dc:creator>Tim Ward</dc:creator>
              <dc:date>2017-01-25T17:46:00</dc:date>
            </office:change-info>
            <text:p text:style-name="P5"><text:span text:style-name="T2">as the</text:span></text:p>
          </text:deletion>
        </text:changed-region>
        <text:changed-region xml:id="ct94842442693632" text:id="ct94842442693632">
          <text:deletion>
            <office:change-info>
              <dc:creator>Unknown Author</dc:creator>
              <dc:date>2017-05-23T16:41:00</dc:date>
            </office:change-info>
            <text:p text:style-name="P5"><text:span text:style-name="T2"><text:s/></text:span></text:p>
          </text:deletion>
        </text:changed-region>
        <text:changed-region xml:id="ct94842442980688" text:id="ct94842442980688">
          <text:deletion>
            <office:change-info>
              <dc:creator>Unknown Author</dc:creator>
              <dc:date>2017-05-23T16:41:00</dc:date>
            </office:change-info>
            <text:p text:style-name="P5"><text:span text:style-name="T2">lists all potential</text:span></text:p>
          </text:deletion>
        </text:changed-region>
        <text:changed-region xml:id="ct94842442695088" text:id="ct94842442695088">
          <text:deletion>
            <office:change-info>
              <dc:creator>Tim Ward</dc:creator>
              <dc:date>2017-01-25T17:46:00</dc:date>
            </office:change-info>
            <text:p text:style-name="P5"><text:span text:style-name="T2">is unimportant</text:span></text:p>
          </text:deletion>
        </text:changed-region>
        <text:changed-region xml:id="ct94842442975264" text:id="ct94842442975264">
          <text:deletion>
            <office:change-info>
              <dc:creator>Unknown Author</dc:creator>
              <dc:date>2017-05-23T16:41:00</dc:date>
            </office:change-info>
            <text:p text:style-name="P5"><text:span text:style-name="T2">he objectClass provided by the service </text:span></text:p>
          </text:deletion>
        </text:changed-region>
        <text:changed-region xml:id="ct94842442979136" text:id="ct94842442979136">
          <text:deletion>
            <office:change-info>
              <dc:creator>Tim Ward</dc:creator>
              <dc:date>2017-01-25T17:46:00</dc:date>
            </office:change-info>
            <text:p text:style-name="P5"><text:span text:style-name="T2">T</text:span></text:p>
          </text:deletion>
        </text:changed-region>
        <text:changed-region xml:id="ct94842442980464" text:id="ct94842442980464">
          <text:deletion>
            <office:change-info>
              <dc:creator>Unknown Author</dc:creator>
              <dc:date>2017-05-23T16:41:00</dc:date>
            </office:change-info>
            <text:p text:style-name="P5"><text:span text:style-name="T2">It is therefore recommended that t</text:span></text:p>
          </text:deletion>
        </text:changed-region>
        <text:changed-region xml:id="ct94842442977184" text:id="ct94842442977184">
          <text:deletion>
            <office:change-info>
              <dc:creator>Unknown Author</dc:creator>
              <dc:date>2017-05-23T16:41:00</dc:date>
            </office:change-info>
            <text:p text:style-name="P5"><text:span text:style-name="T2">them will be used by the JAX-RS container, regardless of which types are advertised by the service. </text:span></text:p>
          </text:deletion>
        </text:changed-region>
        <text:changed-region xml:id="ct94842442978528" text:id="ct94842442978528">
          <text:deletion>
            <office:change-info>
              <dc:creator>Unknown Author</dc:creator>
              <dc:date>2017-05-23T16:41:00</dc:date>
            </office:change-info>
            <text:p text:style-name="P5"><text:span text:style-name="T2"><text:s/>provided. This means </text:span><text:span text:style-name="T3">that</text:span><text:span text:style-name="T2"> if the extension service object implements multiple extension interface then all of </text:span></text:p>
          </text:deletion>
        </text:changed-region>
        <text:changed-region xml:id="ct94842442978304" text:id="ct94842442978304">
          <text:deletion>
            <office:change-info>
              <dc:creator>Unknown Author</dc:creator>
              <dc:date>2017-05-23T16:41:00</dc:date>
            </office:change-info>
            <text:p text:style-name="P5"><text:span text:style-name="T2">Due to the way in which JAX-RS Extensions are registered with the container it is not possible to restrict the set of types</text:span></text:p>
          </text:deletion>
        </text:changed-region>
        <text:changed-region xml:id="ct94842442982912" text:id="ct94842442982912">
          <text:insertion>
            <office:change-info>
              <dc:creator>Unknown Author</dc:creator>
              <dc:date>2017-05-23T16:41:00</dc:date>
            </office:change-info>
          </text:insertion>
        </text:changed-region>
        <text:changed-region xml:id="ct94842442951008" text:id="ct94842442951008">
          <text:insertion>
            <office:change-info>
              <dc:creator>Unknown Author</dc:creator>
              <dc:date>2017-05-23T16:42:00</dc:date>
            </office:change-info>
          </text:insertion>
        </text:changed-region>
        <text:changed-region xml:id="ct94842442983552" text:id="ct94842442983552">
          <text:insertion>
            <office:change-info>
              <dc:creator>Unknown Author</dc:creator>
              <dc:date>2017-05-23T16:53:00</dc:date>
            </office:change-info>
          </text:insertion>
        </text:changed-region>
        <text:changed-region xml:id="ct94842442984640" text:id="ct94842442984640">
          <text:insertion>
            <office:change-info>
              <dc:creator>Unknown Author</dc:creator>
              <dc:date>2017-05-23T16:54:00</dc:date>
            </office:change-info>
          </text:insertion>
        </text:changed-region>
        <text:changed-region xml:id="ct94842442976352" text:id="ct94842442976352">
          <text:insertion>
            <office:change-info>
              <dc:creator>Unknown Author</dc:creator>
              <dc:date>2017-04-20T12:16:00</dc:date>
            </office:change-info>
          </text:insertion>
        </text:changed-region>
        <text:changed-region xml:id="ct94842442977952" text:id="ct94842442977952">
          <text:insertion>
            <office:change-info>
              <dc:creator>Unknown Author</dc:creator>
              <dc:date>2017-04-20T12:17:00</dc:date>
            </office:change-info>
          </text:insertion>
        </text:changed-region>
        <text:changed-region xml:id="ct94842442983296" text:id="ct94842442983296">
          <text:insertion>
            <office:change-info>
              <dc:creator>Unknown Author</dc:creator>
              <dc:date>2017-05-23T16:54:00</dc:date>
            </office:change-info>
          </text:insertion>
        </text:changed-region>
        <text:changed-region xml:id="ct94842442985280" text:id="ct94842442985280">
          <text:insertion>
            <office:change-info>
              <dc:creator>Unknown Author</dc:creator>
              <dc:date>2017-04-20T12:18:00</dc:date>
            </office:change-info>
          </text:insertion>
        </text:changed-region>
        <text:changed-region xml:id="ct94842442988144" text:id="ct94842442988144">
          <text:insertion>
            <office:change-info>
              <dc:creator>Unknown Author</dc:creator>
              <dc:date>2017-04-20T12:19:00</dc:date>
            </office:change-info>
          </text:insertion>
        </text:changed-region>
        <text:changed-region xml:id="ct94842443044848" text:id="ct94842443044848">
          <text:insertion>
            <office:change-info>
              <dc:creator>Unknown Author</dc:creator>
              <dc:date>2017-04-20T12:20:00</dc:date>
            </office:change-info>
          </text:insertion>
        </text:changed-region>
        <text:changed-region xml:id="ct94842442960960" text:id="ct94842442960960">
          <text:deletion>
            <office:change-info>
              <dc:creator>Unknown Author</dc:creator>
              <dc:date>2017-04-20T09:53:00</dc:date>
            </office:change-info>
            <text:p text:style-name="Body">Sometimes a</text:p>
          </text:deletion>
        </text:changed-region>
        <text:changed-region xml:id="ct94842442922208" text:id="ct94842442922208">
          <text:insertion>
            <office:change-info>
              <dc:creator>Unknown Author</dc:creator>
              <dc:date>2017-04-20T09:53:00</dc:date>
            </office:change-info>
          </text:insertion>
        </text:changed-region>
        <text:changed-region xml:id="ct94842443040048" text:id="ct94842443040048">
          <text:deletion>
            <office:change-info>
              <dc:creator>Unknown Author</dc:creator>
              <dc:date>2017-04-20T09:54:00</dc:date>
            </office:change-info>
            <text:p text:style-name="Body">also</text:p>
          </text:deletion>
        </text:changed-region>
        <text:changed-region xml:id="ct94842442966672" text:id="ct94842442966672">
          <text:insertion>
            <office:change-info>
              <dc:creator>Unknown Author</dc:creator>
              <dc:date>2017-05-23T17:44:00</dc:date>
            </office:change-info>
          </text:insertion>
        </text:changed-region>
        <text:changed-region xml:id="ct94842443011744" text:id="ct94842443011744">
          <text:insertion>
            <office:change-info>
              <dc:creator>Unknown Author</dc:creator>
              <dc:date>2017-05-23T17:45:00</dc:date>
            </office:change-info>
          </text:insertion>
        </text:changed-region>
        <text:changed-region xml:id="ct94842443038784" text:id="ct94842443038784">
          <text:insertion>
            <office:change-info>
              <dc:creator>Tim Ward</dc:creator>
              <dc:date>2017-01-30T10:07:00</dc:date>
            </office:change-info>
          </text:insertion>
        </text:changed-region>
        <text:changed-region xml:id="ct94842442889888" text:id="ct94842442889888">
          <text:insertion>
            <office:change-info>
              <dc:creator>Tim Ward</dc:creator>
              <dc:date>2017-01-30T10:08:00</dc:date>
            </office:change-info>
          </text:insertion>
        </text:changed-region>
        <text:changed-region xml:id="ct94842442704672" text:id="ct94842442704672">
          <text:insertion>
            <office:change-info>
              <dc:creator>Tim Ward</dc:creator>
              <dc:date>2017-01-30T09:46:00</dc:date>
            </office:change-info>
          </text:insertion>
        </text:changed-region>
        <text:changed-region xml:id="ct94842442707936" text:id="ct94842442707936">
          <text:insertion>
            <office:change-info>
              <dc:creator>Tim Ward</dc:creator>
              <dc:date>2017-01-30T09:48:00</dc:date>
            </office:change-info>
          </text:insertion>
        </text:changed-region>
        <text:changed-region xml:id="ct94842443031728" text:id="ct94842443031728">
          <text:insertion>
            <office:change-info>
              <dc:creator>Tim Ward</dc:creator>
              <dc:date>2017-01-30T10:03:00</dc:date>
            </office:change-info>
          </text:insertion>
        </text:changed-region>
        <text:changed-region xml:id="ct94842443049920" text:id="ct94842443049920">
          <text:insertion>
            <office:change-info>
              <dc:creator>Tim Ward</dc:creator>
              <dc:date>2017-01-30T09:49:00</dc:date>
            </office:change-info>
          </text:insertion>
        </text:changed-region>
        <text:changed-region xml:id="ct94842443046640" text:id="ct94842443046640">
          <text:insertion>
            <office:change-info>
              <dc:creator>Tim Ward</dc:creator>
              <dc:date>2017-01-30T10:03:00</dc:date>
            </office:change-info>
          </text:insertion>
        </text:changed-region>
        <text:changed-region xml:id="ct94842442707200" text:id="ct94842442707200">
          <text:insertion>
            <office:change-info>
              <dc:creator>Tim Ward</dc:creator>
              <dc:date>2017-01-30T10:04:00</dc:date>
            </office:change-info>
          </text:insertion>
        </text:changed-region>
        <text:changed-region xml:id="ct94842443046048" text:id="ct94842443046048">
          <text:insertion>
            <office:change-info>
              <dc:creator>Unknown Author</dc:creator>
              <dc:date>2017-05-23T17:22:00</dc:date>
            </office:change-info>
          </text:insertion>
        </text:changed-region>
        <text:changed-region xml:id="ct94842442991616" text:id="ct94842442991616">
          <text:insertion>
            <office:change-info>
              <dc:creator>Unknown Author</dc:creator>
              <dc:date>2017-05-23T17:23:00</dc:date>
            </office:change-info>
          </text:insertion>
        </text:changed-region>
        <text:changed-region xml:id="ct94842442991840" text:id="ct94842442991840">
          <text:insertion>
            <office:change-info>
              <dc:creator>Unknown Author</dc:creator>
              <dc:date>2017-05-23T17:24:00</dc:date>
            </office:change-info>
          </text:insertion>
        </text:changed-region>
        <text:changed-region xml:id="ct94842442950320" text:id="ct94842442950320">
          <text:insertion>
            <office:change-info>
              <dc:creator>Unknown Author</dc:creator>
              <dc:date>2017-05-23T17:25:00</dc:date>
            </office:change-info>
          </text:insertion>
        </text:changed-region>
        <text:changed-region xml:id="ct94842443012448" text:id="ct94842443012448">
          <text:insertion>
            <office:change-info>
              <dc:creator>Tim Ward</dc:creator>
              <dc:date>2017-01-30T10:04:00</dc:date>
            </office:change-info>
          </text:insertion>
        </text:changed-region>
        <text:changed-region xml:id="ct94842443049088" text:id="ct94842443049088">
          <text:deletion>
            <office:change-info>
              <dc:creator>Unknown Author</dc:creator>
              <dc:date>2017-05-18T18:08:00</dc:date>
            </office:change-info>
            <text:p text:style-name="P6"/>
            <text:p text:style-name="P6"><text:span text:style-name="T4"/></text:p>
          </text:deletion>
        </text:changed-region>
        <text:changed-region xml:id="ct94842442987088" text:id="ct94842442987088">
          <text:deletion>
            <office:change-info>
              <dc:creator>Unknown Author</dc:creator>
              <dc:date>2017-05-23T17:27:00</dc:date>
            </office:change-info>
            <text:p text:style-name="P6"><text:span text:style-name="T4">. This provides visibility to all of the other types in the whiteboard, but not to types registered as part of other JAX-RS applications.</text:span><text:span text:style-name="T5"> </text:span></text:p>
          </text:deletion>
        </text:changed-region>
        <text:changed-region xml:id="ct94842442986864" text:id="ct94842442986864">
          <text:deletion>
            <office:change-info>
              <dc:creator>Unknown Author</dc:creator>
              <dc:date>2017-05-23T17:26:00</dc:date>
            </office:change-info>
            <text:p text:style-name="P6"><text:span text:style-name="T4">a “virtual” application object representing the raw whiteboard services</text:span></text:p>
          </text:deletion>
        </text:changed-region>
        <text:changed-region xml:id="ct94842442950544" text:id="ct94842442950544">
          <text:deletion>
            <office:change-info>
              <dc:creator>Unknown Author</dc:creator>
              <dc:date>2017-05-23T17:27:00</dc:date>
            </office:change-info>
            <text:p text:style-name="P6"><text:span text:style-name="T5">Whiteboard resources and extensions that are </text:span><text:span text:style-name="T4">part of the default application may be injected with </text:span></text:p>
          </text:deletion>
        </text:changed-region>
        <text:changed-region xml:id="ct94842442710160" text:id="ct94842442710160">
          <text:insertion>
            <office:change-info>
              <dc:creator>Unknown Author</dc:creator>
              <dc:date>2017-05-23T17: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draw:frame draw:style-name="fr2" draw:name="graphics3" text:anchor-type="paragraph" svg:width="17.78cm" svg:height="7.893cm" draw:z-index="0"><draw:image xlink:href="Pictures/1000020100000427000001D861406D9F1B8C46FE.png" xlink:type="simple" xlink:show="embed" xlink:actuate="onLoad"/></draw:frame></text:p>
      <text:p text:style-name="P73"><text:user-defined style:data-style-name="N0" text:name="RFC Title">RFC-217 JAX-RS Services</text:user-defined></text:p>
      <text:p text:style-name="P73"><text:span text:style-name="T31">Draft<text:line-break/><text:line-break/></text:span><text:span text:style-name="T31"><text:page-count style:num-format="1">25</text:page-count></text:span><text:span text:style-name="T31"> Pages</text:span></text:p>
      <text:p text:style-name="P73"/>
      <text:p text:style-name="P61">Abstract</text:p>
      <text:p text:style-name="P62">10 point Arial Centered.</text:p>
      <text:p text:style-name="P63">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text:soft-page-break/>citizens, making it easy to write RESTful services in a familiar way, whilst simultaneously having access to the benefits of the modular, service-based OSGi runtime.</text:p>
      <text:h text:style-name="P88" text:outline-level="1" text:restart-numbering="true" text:start-value="-1">Document Information</text:h>
      <text:h text:style-name="P89" text:outline-level="2">License</text:h>
      <text:p text:style-name="P23">DISTRIBUTION AND FEEDBACK LICENSE, Version 2.0</text:p>
      <text:p text:style-name="P7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4"/>
      <text:p text:style-name="P7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4"/>
      <text:p text:style-name="P7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4">NEITHER THE OSGi ALLIANCE NOR ANY THIRD PARTY WILL BE LIABLE FOR ANY DIRECT, INDIRECT, SPECIAL, INCIDENTAL OR CONSEQUENTIAL DAMAGES ARISING OUT OF OR RELATING TO ANY USE OR DISTRIBUTION OF THE DISTRIBUTION. </text:p>
      <text:p text:style-name="P74"/>
      <text:p text:style-name="P7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4"/>
      <text:p text:style-name="P7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4"/>
      <text:p text:style-name="P74"><text:soft-page-break/>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75"/>
      <text:p text:style-name="P75">I HEREBY ACKNOWLEDGE AND AGREE TO THE TERMS AND CONDITIONS DELINEATED ABOVE.</text:p>
      <text:h text:style-name="P89"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9" text:outline-level="2">Feedback</text:h>
      <text:p text:style-name="Body"><text:span text:style-name="T32">This document can be downloaded from the OSGi Alliance design repository at </text:span><text:a xlink:type="simple" xlink:href="https://github.com/osgi/design" text:style-name="Internet_20_link" text:visited-style-name="Visited_20_Internet_20_Link"><text:span text:style-name="T32">https://github.com/osgi/design</text:span></text:a><text:span text:style-name="T32"> The public can provide feedback about this document by opening a bug at https://www.osgi.org/bugzilla/.</text:span></text:p>
      <text:h text:style-name="P8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7">0 Document Information<text:tab/>2</text:p>
          <text:p text:style-name="P82">0.1 License<text:tab/>2</text:p>
          <text:p text:style-name="P82">0.2 Trademarks<text:tab/>3</text:p>
          <text:p text:style-name="P82">0.3 Feedback<text:tab/>3</text:p>
          <text:p text:style-name="P82">0.4 Table of Contents<text:tab/>3</text:p>
          <text:p text:style-name="P82">0.5 Terminology and Document Conventions<text:tab/>4</text:p>
          <text:p text:style-name="P82">0.6 Revision History<text:tab/>4</text:p>
          <text:p text:style-name="P77">1 Introduction<text:tab/>5</text:p>
          <text:p text:style-name="P77">2 Application Domain<text:tab/>6</text:p>
          <text:p text:style-name="P82">2.1 Bootstrapping in a WAR file<text:tab/>6</text:p>
          <text:p text:style-name="P81">2.1.1 Servlet 3.0 ServletContextInitializer<text:tab/>6</text:p>
          <text:p text:style-name="P81">2.1.2 Custom JAX-RS Application classes<text:tab/>6</text:p>
          <text:p text:style-name="P82">2.2 Bootstrapping in Java SE<text:tab/>6</text:p>
          <text:p text:style-name="P82">2.3 Bootstrapping in OSGi<text:tab/>6</text:p>
          <text:p text:style-name="P81">2.3.1 Deployment as a WAB<text:tab/>6</text:p>
          <text:p text:style-name="P81">2.3.2 Deployment using the HttpService<text:tab/>6</text:p>
          <text:p text:style-name="P82">2.4 Runtime behaviour<text:tab/>7</text:p>
          <text:p text:style-name="P82">2.5 Locating JAX-RS endpoints<text:tab/>7</text:p>
          <text:p text:style-name="P82">2.6 Terminology + Abbreviations<text:tab/>7</text:p>
          <text:p text:style-name="P77"><text:soft-page-break/>3 Problem Description<text:tab/>7</text:p>
          <text:p text:style-name="P77">4 Requirements<text:tab/>8</text:p>
          <text:p text:style-name="P77">5 Technical Solution<text:tab/>9</text:p>
          <text:p text:style-name="P82">5.1 JAX-RS ServiceResource Endpoints<text:tab/>9</text:p>
          <text:p text:style-name="P81">5.1.1 BeanResource mapping<text:tab/>9</text:p>
          <text:p text:style-name="P81">5.1.2 Container base context paths<text:tab/>11</text:p>
          <text:p text:style-name="P81">5.1.3 Container resource injection<text:tab/>12</text:p>
          <text:p text:style-name="P82">5.2 Filter and Interceptor mapping<text:tab/>12</text:p>
          <text:p text:style-name="P81">5.2.1 Named Filters and Interceptors<text:tab/>12</text:p>
          <text:p text:style-name="P82">5.3 Service Lifecycle<text:tab/>12</text:p>
          <text:p text:style-name="P81">5.3.1 Registering and Unregistering JAX-RS beansresources<text:tab/>12</text:p>
          <text:p text:style-name="P81">5.3.2 JAX-RS bean lifecycle<text:tab/>12</text:p>
          <text:p text:style-name="P82">5.4 JAX-RS Applications<text:tab/>13</text:p>
          <text:p text:style-name="P82">5.5 JAX-RS endpoint advertisement<text:tab/>13</text:p>
          <text:p text:style-name="P82">5.6 Error Handling<text:tab/>14</text:p>
          <text:p text:style-name="P81">5.6.1 Failure to obtain a service instance<text:tab/>14</text:p>
          <text:p text:style-name="P81">5.6.2 Invalid service objects<text:tab/>14</text:p>
          <text:p text:style-name="P81">5.6.3 Overlapping resource mappings<text:tab/>14</text:p>
          <text:p text:style-name="P81">5.6.4 Class-Space Compatibility<text:tab/>14</text:p>
          <text:p text:style-name="P82">5.7 JaxRSServiceRuntime<text:tab/>14</text:p>
          <text:p text:style-name="P81">5.7.1 JAX-RS runtime properties<text:tab/>14</text:p>
          <text:p text:style-name="P81">5.7.2 <text:s/>JAX-RS whiteboard configuration<text:tab/>15</text:p>
          <text:p text:style-name="P81">5.7.3 Runtime Introspection and DTOs<text:tab/>15</text:p>
          <text:p text:style-name="P82">5.8 JAX-RS Clients<text:tab/>15</text:p>
          <text:p text:style-name="P81">5.8.1 Locating specific implementations<text:tab/>15</text:p>
          <text:p text:style-name="P81">5.8.2 Asynchronous Calls<text:tab/>15</text:p>
          <text:p text:style-name="P82">5.9 Implementation Provided Capabilities<text:tab/>16</text:p>
          <text:p text:style-name="P77">6 Data Transfer Objects<text:tab/>17</text:p>
          <text:p text:style-name="P82">6.1 The Runtime DTO<text:tab/>17</text:p>
          <text:p text:style-name="P82">6.2 The RequestInfo DTO<text:tab/>17</text:p>
          <text:p text:style-name="P77">7 Javadoc<text:tab/>17</text:p>
          <text:p text:style-name="P77">8 Considered Alternatives<text:tab/>41</text:p>
          <text:p text:style-name="P77">9 Security Considerations<text:tab/>42</text:p>
          <text:p text:style-name="P77">10 Document Support<text:tab/>42</text:p>
          <text:p text:style-name="P82">10.1 References<text:tab/>42</text:p>
          <text:p text:style-name="P82">10.2 Author’s Address<text:tab/>42</text:p>
          <text:p text:style-name="P82">10.3 Acronyms and Abbreviations<text:tab/>42</text:p>
          <text:p text:style-name="P82">10.4 End of Document<text:tab/>42</text:p>
        </text:index-body>
      </text:table-of-content>
      <text:p text:style-name="P22"/>
      <text:h text:style-name="P89" text:outline-level="2"><text:soft-page-break/>Terminology and Document Conventions</text:h>
      <text:p text:style-name="P22">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2"><text:span text:style-name="T33">Source code is shown in this typeface</text:span>.</text:p>
      <text:h text:style-name="P89" text:outline-level="2">Revision History</text:h>
      <text:p text:style-name="P22">The last named individual in this history is currently responsible for this document.</text:p>
      <text:p text:style-name="P2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P64">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64">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65">0.2</text:p>
          </table:table-cell>
          <table:table-cell table:style-name="Table1.A3" office:value-type="string">
            <text:p text:style-name="P69">29 Nov 2016</text:p>
          </table:table-cell>
          <table:table-cell table:style-name="Table1.C3" office:value-type="string">
            <text:p text:style-name="P69">Add support for <text:span text:style-name="T6">MessageBodyReader/MessageBodyWriter, clarify <text:s/>processing ordering, Add JaxRsContext</text:span></text:p>
          </table:table-cell>
        </table:table-row>
        <table:table-row table:style-name="Table1.2">
          <table:table-cell table:style-name="Table1.A3" office:value-type="string">
            <text:p text:style-name="P66">0.3</text:p>
          </table:table-cell>
          <table:table-cell table:style-name="Table1.A3" office:value-type="string">
            <text:p text:style-name="P70">19 Jan 2017</text:p>
          </table:table-cell>
          <table:table-cell table:style-name="Table1.C3" office:value-type="string">
            <text:p text:style-name="P70">Update support for JAX-RS extensions based on Feedback and bugs</text:p>
          </table:table-cell>
        </table:table-row>
        <table:table-row table:style-name="Table1.2">
          <table:table-cell table:style-name="Table1.A3" office:value-type="string">
            <text:p text:style-name="P67"><text:change-start text:change-id="ct94842442865952"/>0.4<text:change-end text:change-id="ct94842442865952"/></text:p>
          </table:table-cell>
          <table:table-cell table:style-name="Table1.A3" office:value-type="string">
            <text:p text:style-name="P71"><text:change-start text:change-id="ct94842442857328"/>26 Jan 2017<text:change-end text:change-id="ct94842442857328"/></text:p>
          </table:table-cell>
          <table:table-cell table:style-name="Table1.C3" office:value-type="string">
            <text:p text:style-name="P71"><text:change-start text:change-id="ct94842442851392"/>Updates from the Portland F2F<text:change-end text:change-id="ct94842442851392"/></text:p>
          </table:table-cell>
        </table:table-row>
        <table:table-row table:style-name="Table1.2">
          <table:table-cell table:style-name="Table1.A3" office:value-type="string">
            <text:p text:style-name="P68"><text:change-start text:change-id="ct94842442852720"/>0.5<text:change-end text:change-id="ct94842442852720"/></text:p>
          </table:table-cell>
          <table:table-cell table:style-name="Table1.A3" office:value-type="string">
            <text:p text:style-name="P72"><text:change-start text:change-id="ct94842440149584"/>29 Jan 2017<text:change-end text:change-id="ct94842440149584"/></text:p>
          </table:table-cell>
          <table:table-cell table:style-name="Table1.C3" office:value-type="string">
            <text:p text:style-name="P72"><text:change-start text:change-id="ct94842442851616"/>Minor updates to Whiteboard Applications, add Application DTOs<text:change-end text:change-id="ct94842442851616"/></text:p>
          </table:table-cell>
        </table:table-row>
      </table:table>
      <text:p text:style-name="P22"/>
      <text:h text:style-name="P87"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text:soft-page-break/>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34">Class</text:span> object. The use of class names is obviously a problem in OSGi, but otherwise JAX-RS <text:s/>resources share many features with OSGi services. In that they provide a way for machines (or processes within a machine) to interact with one another through a defined contract. It would be advantageous to allow OSGi services to be directly exposed using JAX-RS, and to support the use of JAX-RS <text:s/>resources within an OSGi framework without resorting to an HTTP call.</text:p>
      <text:h text:style-name="P87"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1">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text:soft-page-break/>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2298183018" text:style-name="L2">
        <text:list-item>
          <text:p text:style-name="P106">Static configuration – Typically this is achieved using a properties file which statically defines the URI. The URI must be manually updated everywhere if the service is ever moved to a different host or path.</text:p>
        </text:list-item>
        <text:list-item>
          <text:p text:style-name="P106">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106">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xt:soft-page-break/>Terminology + Abbreviations</text:h>
      <text:h text:style-name="P87"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87"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34">javax.ws.rs.core.Application</text:span> with the container.</text:p>
      <text:p text:style-name="Body"><text:soft-page-break/>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5">–</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5">–</text:span> The solution MUST NOT prevent the JAX-RS container from performing method parameter injection, for example an AsyncResponse object</text:p>
      <text:p text:style-name="Body">RS090 <text:span text:style-name="T21">–</text:span> The solution MUST NOT prevent the JAX-RS container from injecting “Context” objects into fields or setters of the JAX-RS resources , for example a <text:span text:style-name="T1">javax.ws.rs.core.Application</text:span> object.</text:p>
      <text:h text:style-name="P87" text:outline-level="1">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change-start text:change-id="ct94842442933600"/></text:p>
      <text:p text:style-name="P50">Application Registration section should be moved here before Resource Mapping. This way we can better replicate the <text:change-end text:change-id="ct94842442933600"/><text:change-start text:change-id="ct94842442931328"/>HTTP Whiteboard. In JAX-RS case <text:span text:style-name="T38">Application</text:span> type would play the role of <text:span text:style-name="T38">ServletContextHelper</text:span><text:span text:style-name="T23"> and resources can be added to an </text:span><text:span text:style-name="T38">Application</text:span><text:span text:style-name="T23">, </text:span><text:span text:style-name="T25">both through </text:span><text:span text:style-name="T39">Application</text:span><text:span text:style-name="T25"> API or Resources registrations. </text:span></text:p>
      <text:p text:style-name="P50"><text:span text:style-name="T25">There is no portable way to relocate a resource inside an application to a different path than the one specified in the annotations. Applications</text:span><text:change-end text:change-id="ct94842442931328"/><text:change-start text:change-id="ct94842442942416"/><text:span text:style-name="T25">, on the other hand, can be </text:span><text:change-end text:change-id="ct94842442942416"/><text:change-start text:change-id="ct94842442939776"/><text:span text:style-name="T25">portably located to any context path. </text:span><text:change-end text:change-id="ct94842442939776"/></text:p>
      <text:h text:style-name="Heading_20_3" text:outline-level="3"><text:soft-page-break/>Resource mapping</text:h>
      <text:p text:style-name="P1"><text:change text:change-id="ct94842442941696"/><text:change text:change-id="ct94842442940640"/><text:change text:change-id="ct94842442943696"/><text:change text:change-id="ct94842442572560"/><text:change text:change-id="ct94842442942128"/><text:change text:change-id="ct94842442933072"/><text:change-start text:change-id="ct94842442934304"/></text:p>
      <text:p text:style-name="P55">To contribute a JAX-RS resource to the JAX-RS container a bundle must register the JAX-RS resource as an OSGi service. Furthermore the bundle must register the service with the<text:span text:style-name="T13"> </text:span><text:span text:style-name="T14">osgi.jaxrs.resource</text:span> property. <text:change-end text:change-id="ct94842442934304"/><text:change-start text:change-id="ct94842442937904"/></text:p>
      <text:p text:style-name="P56">Addiotionally the service can be registered with an <text:span text:style-name="T64">osgi.jaxrs.application.select</text:span> property. <text:span text:style-name="T66">The value of the property defines a filter to an application registered in the framework to which this resource should be added. </text:span>If <text:change-end text:change-id="ct94842442937904"/><text:change-start text:change-id="ct94842442937296"/>no property is provided then the resource service will be registered into the default application. <text:change-end text:change-id="ct94842442937296"/></text:p>
      <text:list xml:id="list101624349343291" text:continue-list="list2220147071" text:style-name="L1">
        <text:list-header>
          <text:p text:style-name="P2"><text:change text:change-id="ct94842442937520"/></text:p>
          <text:p text:style-name="P2"><text:change text:change-id="ct94842442947152"/><text:change text:change-id="ct94842442946928"/><text:change text:change-id="ct94842442946704"/><text:change text:change-id="ct94842442938704"/><text:change text:change-id="ct94842442936880"/><text:change text:change-id="ct94842442933376"/></text:p>
        </text:list-header>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1">“foo”</text:span> to the <text:span text:style-name="T1">getFoo()</text:span> method:</text:p>
      <text:p text:style-name="P3">@Path(“foo”)</text:p>
      <text:p text:style-name="P3">public class Foo {</text:p>
      <text:p text:style-name="P3"><text:s text:c="4"/>@GET</text:p>
      <text:p text:style-name="P3"><text:s text:c="4"/>public String <text:s/>getFoo() {</text:p>
      <text:p text:style-name="P3"><text:s text:c="8"/>return “foo”;</text:p>
      <text:p text:style-name="P3"><text:s text:c="4"/>}</text:p>
      <text:p text:style-name="P3">}</text:p>
      <text:p text:style-name="Body"/>
      <text:p text:style-name="Body">This bean maps HTTP GET requests for the path <text:span text:style-name="T1">“foo/xxx”</text:span> to the <text:span text:style-name="T1">getFoo(String)</text:span> method, taking the next URI segment as a paremeter:</text:p>
      <text:p text:style-name="P3">@Path(“foo/{name}”)</text:p>
      <text:p text:style-name="P3">public class Foo {</text:p>
      <text:p text:style-name="P3"><text:s text:c="4"/>@GET</text:p>
      <text:p text:style-name="P3"><text:s text:c="4"/>public String <text:s/>getFoo(@PathParam(“name”) String name) {</text:p>
      <text:p text:style-name="P3"><text:s text:c="8"/>return “foo ” + name;</text:p>
      <text:p text:style-name="P3"><text:s text:c="4"/>}</text:p>
      <text:p text:style-name="P3">}</text:p>
      <text:p text:style-name="Body"><text:soft-page-break/>This bean maps HTTP GET requests for the path <text:span text:style-name="T1">“foo/xxx”</text:span> to the <text:span text:style-name="T1">getFoo(String)</text:span> method, taking the next URI segment as a paremeter, but only if the next segment matches the supplied regex:</text:p>
      <text:p text:style-name="P3">@Path(“foo/{name: [a-zA-Z]+}”)</text:p>
      <text:p text:style-name="P3">public class Foo {</text:p>
      <text:p text:style-name="P3"><text:s text:c="4"/>@GET</text:p>
      <text:p text:style-name="P3"><text:s text:c="4"/>public String <text:s/>getFoo(@PathParam(“name”) String name) {</text:p>
      <text:p text:style-name="P3"><text:s text:c="8"/>return “foo ” + name;</text:p>
      <text:p text:style-name="P3"><text:s text:c="4"/>}</text:p>
      <text:p text:style-name="P3">}</text:p>
      <text:p text:style-name="Body">In addition to defining a path, a JAX-RS <text:s/>resource may define “sub-resources” with child paths.</text:p>
      <text:p text:style-name="Body">This bean maps HTTP GET requests for the path <text:span text:style-name="T1">“foo”</text:span> to the <text:span text:style-name="T1">getFoos()</text:span> method, which returns the list of known foos. The sub-resource method, <text:span text:style-name="T1">getFoo(String)</text:span> is called if the next URI segment matches the supplied regex:</text:p>
      <text:p text:style-name="P3">@Path(“foo”)</text:p>
      <text:p text:style-name="P3">public class Foo {</text:p>
      <text:p text:style-name="P3"/>
      <text:p text:style-name="P3"><text:s text:c="4"/>private final List&lt;String&gt; entries = Arrays.asList(“fizz”, “buzz”, <text:tab/><text:tab/>“fizzbuzz”);</text:p>
      <text:p text:style-name="P3"><text:s text:c="4"/>@GET</text:p>
      <text:p text:style-name="P3"><text:s text:c="4"/>public List&lt;String&gt; <text:s/>getFoos() {</text:p>
      <text:p text:style-name="P3"><text:s text:c="8"/>return Collections.unmodifiableList(entries);</text:p>
      <text:p text:style-name="P3"><text:s text:c="4"/>}</text:p>
      <text:p text:style-name="P3"/>
      <text:p text:style-name="P4"><text:s text:c="4"/>@GET</text:p>
      <text:p text:style-name="P3"><text:s text:c="4"/>@Path<text:change text:change-id="ct94842442962336"/>(“<text:change-start text:change-id="ct94842442962560"/>/<text:change-end text:change-id="ct94842442962560"/>{name: [a-zA-Z]+}”)</text:p>
      <text:p text:style-name="P3"><text:s text:c="4"/>public String <text:s/>getFoo(@PathParam(“name”) String name) {</text:p>
      <text:p text:style-name="P3"><text:s text:c="8"/>if(entries.contains(name)) {</text:p>
      <text:p text:style-name="P3"><text:s text:c="12"/>return getFooInfo(name);</text:p>
      <text:p text:style-name="P3"><text:s text:c="8"/>}</text:p>
      <text:p text:style-name="P3"><text:s text:c="8"/>throw new IllegalArgumentException(“No foo called “ + name);</text:p>
      <text:p text:style-name="P3"><text:s text:c="4"/>}</text:p>
      <text:p text:style-name="P3"/>
      <text:p text:style-name="P3">}</text:p>
      <text:p text:style-name="Body">As a result of the way in which URI paths are mapped by JAX-RS resources, one resource may map several URI paths, but each path is limited to a fixed number of URI segments.</text:p>
      <text:p text:style-name="Body"><text:change text:change-id="ct94842442967296"/><text:soft-page-break/></text:p>
      <table:table table:name="Table3" table:style-name="Table3">
        <table:table-column table:style-name="Table3.A"/>
        <table:table-column table:style-name="Table3.B"/>
        <table:table-row>
          <table:table-cell table:style-name="Table3.A1" office:value-type="string">
            <text:p text:style-name="Table_20_Contents"><text:change text:change-id="ct94842442970544"/></text:p>
          </table:table-cell>
          <table:table-cell table:style-name="Table3.B1" office:value-type="string">
            <text:p text:style-name="Table_20_Contents"><text:change text:change-id="ct94842442890672"/></text:p>
          </table:table-cell>
        </table:table-row>
        <table:table-row>
          <table:table-cell table:style-name="Table3.A2" office:value-type="string">
            <text:p text:style-name="Table_20_Contents"><text:change text:change-id="ct94842442873456"/></text:p>
          </table:table-cell>
          <table:table-cell table:style-name="Table3.B2" office:value-type="string">
            <text:p text:style-name="Table_20_Contents"><text:change text:change-id="ct94842442962784"/></text:p>
          </table:table-cell>
        </table:table-row>
        <table:table-row>
          <table:table-cell table:style-name="Table3.A2" office:value-type="string">
            <text:p text:style-name="Table_20_Contents"><text:change text:change-id="ct94842442915312"/></text:p>
          </table:table-cell>
          <table:table-cell table:style-name="Table3.B2" office:value-type="string">
            <text:p text:style-name="Table_20_Contents"><text:change text:change-id="ct94842442913616"/></text:p>
          </table:table-cell>
        </table:table-row>
        <table:table-row>
          <table:table-cell table:style-name="Table3.A2" office:value-type="string">
            <text:p text:style-name="Table_20_Contents"><text:change text:change-id="ct94842442892224"/></text:p>
          </table:table-cell>
          <table:table-cell table:style-name="Table3.B2" office:value-type="string">
            <text:p text:style-name="Table_20_Contents"><text:change text:change-id="ct94842442918640"/></text:p>
          </table:table-cell>
        </table:table-row>
        <table:table-row>
          <table:table-cell table:style-name="Table3.A2" office:value-type="string">
            <text:p text:style-name="Table_20_Contents"><text:change text:change-id="ct94842442931632"/></text:p>
          </table:table-cell>
          <table:table-cell table:style-name="Table3.B2" office:value-type="string">
            <text:p text:style-name="Table_20_Contents"><text:change text:change-id="ct94842442963648"/></text:p>
          </table:table-cell>
        </table:table-row>
        <table:table-row>
          <table:table-cell table:style-name="Table3.A2" office:value-type="string">
            <text:p text:style-name="Table_20_Contents"><text:change text:change-id="ct94842442932784"/></text:p>
          </table:table-cell>
          <table:table-cell table:style-name="Table3.B2" office:value-type="string">
            <text:p text:style-name="Table_20_Contents"><text:change text:change-id="ct94842442930800"/></text:p>
          </table:table-cell>
        </table:table-row>
        <table:table-row>
          <table:table-cell table:style-name="Table3.A2" office:value-type="string">
            <text:p text:style-name="Table_20_Contents"><text:change text:change-id="ct94842442896624"/></text:p>
          </table:table-cell>
          <table:table-cell table:style-name="Table3.B2" office:value-type="string">
            <text:p text:style-name="Table_20_Contents"><text:change text:change-id="ct94842442867616"/></text:p>
          </table:table-cell>
        </table:table-row>
        <table:table-row>
          <table:table-cell table:style-name="Table3.A2" office:value-type="string">
            <text:p text:style-name="Table_20_Contents"><text:change text:change-id="ct94842442934016"/></text:p>
          </table:table-cell>
          <table:table-cell table:style-name="Table3.B2" office:value-type="string">
            <text:p text:style-name="Table_20_Contents"><text:change text:change-id="ct94842442934880"/></text:p>
          </table:table-cell>
        </table:table-row>
        <table:table-row>
          <table:table-cell table:style-name="Table3.A2" office:value-type="string">
            <text:p text:style-name="Table_20_Contents"><text:change text:change-id="ct94842442907936"/></text:p>
          </table:table-cell>
          <table:table-cell table:style-name="Table3.B2" office:value-type="string">
            <text:p text:style-name="Table_20_Contents"><text:change text:change-id="ct94842442939360"/></text:p>
          </table:table-cell>
        </table:table-row>
      </table:table>
      <text:h text:style-name="Heading_20_3" text:outline-level="3"><text:soft-page-break/>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Error: Reference source not found</text:bookmark-ref> would be available at /rest/bar/foo. </text:p>
      <text:h text:style-name="Heading_20_3" text:outline-level="3">Container resource injection</text:h>
      <text:p text:style-name="P49">The JAX-RS container may inject container resources, either into fields or method parameters, using the <text:span text:style-name="T1">@Context</text:span> annotation. The JAX-RS container must honour these injection sites if they are present in the instances provided by the OSGi service.<text:change-start text:change-id="ct94842442686832"/></text:p>
      <text:h text:style-name="P94" text:outline-level="3"><text:change-end text:change-id="ct94842442686832"/><text:change-start text:change-id="ct94842442884864"/>Resource Naming</text:h>
      <text:p text:style-name="P48">JAX-RS <text:span text:style-name="T62">whiteboard resources</text:span> may be named to allow easy identification. This is achieved using the <text:span text:style-name="T1">osgi.jaxrs.name</text:span> property. Application names must foll<text:change-end text:change-id="ct94842442884864"/><text:change-start text:change-id="ct94842442925120"/><text:span text:style-name="T68">o</text:span><text:change-end text:change-id="ct94842442925120"/><text:change-start text:change-id="ct94842442957968"/>w OSGi symbolic name syntax. If a JAX-RS <text:span text:style-name="T62">resource</text:span> does not have a name property supplied then one will be generated by the JAX-RS whiteboard runtime <text:span text:style-name="T62">for use in the runtime DTOs</text:span>. Generated names must start with a ‘.’ character so that they can be identified easily.</text:p>
      <text:p text:style-name="P48"><text:span text:style-name="T62">N</text:span>ames beginning with “osgi.” are reserved for use in future versions of the specification and should not be used by clients<text:change-end text:change-id="ct94842442957968"/></text:p>
      <text:h text:style-name="P90" text:outline-level="2">Additional JAX-RS types</text:h>
      <text:p text:style-name="P37">In addition to JAX-RS resources, a JAX RS application may define <text:span text:style-name="T57">a number of different types which provide extensions to the JAX-RS container. For Example the JAX-RS 2.0 specification defines the following:</text:span> </text:p>
      <text:list xml:id="list475120529" text:style-name="L3">
        <text:list-item>
          <text:p text:style-name="P107">JAX-RS <text:span text:style-name="T58">Container Request and Container Response </text:span>filters are used to alter request and response parameters, <text:s/></text:p>
        </text:list-item>
        <text:list-item>
          <text:p text:style-name="P107">JAX-RS <text:span text:style-name="T58">Reader and Writer I</text:span>nterceptors are used to alter the incoming or outgoing request/<text:span text:style-name="T58">response</text:span> entities</text:p>
        </text:list-item>
        <text:list-item>
          <text:p text:style-name="P108">JAX-RSMessage body readers/writers are used to deserialize/serialize objects to the wire for a given media type (e.g. application/json).</text:p>
        </text:list-item>
        <text:list-item>
          <text:p text:style-name="P108">JAX-RS Context Resolvers are used to provide objects for injection into the JAX-RS resources by the JAX-RS runtime</text:p>
        </text:list-item>
        <text:list-item>
          <text:p text:style-name="P108">JAX-RS Exception Mappers are used to map exceptions thrown by JAX-RS resources into responses</text:p>
        </text:list-item>
        <text:list-item>
          <text:p text:style-name="P109">JAX-RS Parameter Converter Providers are used to map rich parameter types to and from String values</text:p>
        </text:list-item>
        <text:list-item>
          <text:p text:style-name="P109">JAX-RS Features and Dynamic Features are used as a way to register multiple extension types with the JAX-RS container. Dynamic Features further allow the extensions to be targeted to specific resources within the JAX-RS container</text:p>
        </text:list-item>
      </text:list>
      <text:p text:style-name="P5">All of these extensions may be provided to the JAX-RS whiteboard by registering them as services with the<text:change-start text:change-id="ct94842442976688"/> <text:span text:style-name="T2">appropriate advertised interface(s) and </text:span><text:change-end text:change-id="ct94842442976688"/><text:change-start text:change-id="ct94842442977728"/><text:span text:style-name="T2">the</text:span><text:change-end text:change-id="ct94842442977728"/> <text:bookmark-start text:name="__DdeLink__10755_951792480"/><text:span text:style-name="T1">osgi.jaxrs.extension.name</text:span><text:bookmark-end text:name="__DdeLink__10755_951792480"/> property. <text:change text:change-id="ct94842442893248"/><text:change text:change-id="ct94842442893024"/><text:change text:change-id="ct94842442981360"/><text:change text:change-id="ct94842442981136"/><text:change text:change-id="ct94842442980912"/><text:change text:change-id="ct94842442693632"/><text:change text:change-id="ct94842442980688"/><text:change text:change-id="ct94842442695088"/><text:change text:change-id="ct94842442975264"/><text:change text:change-id="ct94842442979136"/><text:change text:change-id="ct94842442980464"/><text:change text:change-id="ct94842442977184"/><text:change text:change-id="ct94842442978528"/><text:change text:change-id="ct94842442978304"/><text:change-start text:change-id="ct94842442982912"/></text:p>
      <text:p text:style-name="P52"><text:change-end text:change-id="ct94842442982912"/><text:change-start text:change-id="ct94842442951008"/>Extension should be registered only for those interfaces advertised by the service. T<text:change-end text:change-id="ct94842442951008"/><text:change-start text:change-id="ct94842442983552"/><text:span text:style-name="T67">hat can be accomplished using </text:span><text:a xlink:type="simple" xlink:href="https://docs.oracle.com/javaee/7/api/javax/ws/rs/core/Feature.html" text:style-name="Internet_20_link" text:visited-style-name="Visited_20_Internet_20_Link"><text:span text:style-name="T67">https://docs.oracle.com/javaee/7/api/javax/ws/rs/core/Feature.html</text:span></text:a><text:span text:style-name="T67"> to narrow down the contract</text:span><text:change-end text:change-id="ct94842442983552"/><text:change-start text:change-id="ct94842442984640"/><text:span text:style-name="T67">s for which a service is registered for.</text:span><text:change-end text:change-id="ct94842442984640"/><text:change-start text:change-id="ct94842442976352"/></text:p>
      <text:p text:style-name="P51">Extensions should provide an <text:span text:style-name="T65">osgi.jaxrs.app</text:span><text:change-end text:change-id="ct94842442976352"/><text:change-start text:change-id="ct94842442977952"/><text:span text:style-name="T65">lication.select</text:span><text:span text:style-name="T23"> property with a filter that will match application to which this extensions will be registered. If no such filter is provided the extension will affect </text:span><text:change-end text:change-id="ct94842442977952"/><text:change-start text:change-id="ct94842442983296"/><text:span text:style-name="T27">the default application.</text:span><text:change-end text:change-id="ct94842442983296"/><text:change-start text:change-id="ct94842442985280"/></text:p>
      <text:p text:style-name="P51"><text:span text:style-name="T23">A new DTO, </text:span><text:span text:style-name="T38">ApplicationExtension</text:span><text:span text:style-name="T23">, must be registered in the framework to signal that an extension has been </text:span><text:change-end text:change-id="ct94842442985280"/><text:change-start text:change-id="ct94842442988144"/><text:span text:style-name="T23">attached to an </text:span><text:span text:style-name="T38">Application</text:span><text:span text:style-name="T23">.</text:span><text:change-end text:change-id="ct94842442988144"/></text:p>
      <text:p text:style-name="P33"/>
      <text:h text:style-name="Heading_20_3" text:outline-level="3">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95" text:outline-level="3">Pre-matching filters</text:h>
      <text:p text:style-name="P26">JAX-RS filters can be annotated with @PreMatching to indicate that they should be applied <text:span text:style-name="T38">before</text:span><text:span text:style-name="T23">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26"><text:span text:style-name="T23">Pre matching filters should be handled by the container, honouring their relative position in the </text:span><text:span text:style-name="T24">filter list</text:span></text:p>
      <text:h text:style-name="P96" text:outline-level="3">Message Body Reader/Writer Content Types</text:h>
      <text:p text:style-name="P29">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47">when determining whether a reader/writer should be called. Sections of the media type may be wildcarded, e.g. “application/*” or “*/*”. If the @Consumes/@Provides annotation is not present then the value defaults to */*.</text:span></text:p>
      <text:p text:style-name="P34">For incoming requests the @Consumes must be matched against the incoming Content-Type header of the request. For outgoing responses the @Provides annotation must be matched against the outgoing Content-Type header.</text:p>
      <text:h text:style-name="P97" text:outline-level="3">Overall ordering <text:span text:style-name="T47">of calls</text:span></text:h>
      <text:p text:style-name="P27">The overall ordering of request/response mapping <text:span text:style-name="T42">mimics the standard behaviours described by the JAX-RS RI </text:span><text:span text:style-name="T42"><text:bookmark-ref text:reference-format="number" text:ref-name="__RefNumPara__11198_1304452862">[6].</text:bookmark-ref></text:span></text:p>
      <text:p text:style-name="P28">Where more than one filter/interceptor/reader/writer is available then they are <text:span text:style-name="T46">ordered</text:span> according to their <text:s/><text:span text:style-name="T44">javax.annotation.Priority</text:span><text:span text:style-name="T41">. I</text:span>f two types have the same priority then they are ordered according to the natural ordering of their <text:span text:style-name="T46">service references</text:span></text:p>
      <text:p text:style-name="P27"><text:soft-page-break/><text:span text:style-name="T46">The</text:span> processing <text:span text:style-name="T46">flow is</text:span> as follows:</text:p>
      <text:list xml:id="list1371045938" text:style-name="L4">
        <text:list-item>
          <text:p text:style-name="P111">Server receives a request</text:p>
        </text:list-item>
        <text:list-item>
          <text:p text:style-name="P112">Pre-matching ContainerRequestFilters are executed. <text:span text:style-name="T46">Changes made here can affect which resource method is chosen</text:span></text:p>
        </text:list-item>
        <text:list-item>
          <text:p text:style-name="P111">The Server matches the request to a resource method</text:p>
        </text:list-item>
        <text:list-item>
          <text:p text:style-name="P111">Post-matching ContainerRequestFilters are executed. This includes execution of all filters which match the incoming path and any name-bound filters.</text:p>
        </text:list-item>
        <text:list-item>
          <text:p text:style-name="P111">ReaderInterceptors which match the incoming path are applied to the incoming request body. If the request has no body then the ReaderInterceptors are not called.</text:p>
        </text:list-item>
        <text:list-item>
          <text:p text:style-name="P114">The list of MessageBodyReaders applicable to the path <text:span text:style-name="T46">and incoming content type </text:span>are tried according to the<text:span text:style-name="T41"> standard ordering rules. </text:span>The first MessageBodyReader which states that it can deserialise the entity “wins” and is used to create the entity object. If the incoming request has no body then no MessageBodyReaders are called.</text:p>
        </text:list-item>
        <text:list-item>
          <text:p text:style-name="P115"><text:span text:style-name="T57">If the resource is request scoped then it is instantiated and injected with relevant types from any defined ContextResolver instance. </text:span>The Server resource method is executed.</text:p>
        </text:list-item>
        <text:list-item>
          <text:p text:style-name="P113">ContainerResponseFilters are executed. This includes execution of all filters which match the incoming path and any name-bound filters.</text:p>
        </text:list-item>
        <text:list-item>
          <text:p text:style-name="P113"><text:span text:style-name="T42">Writer</text:span>Interceptors which match the incoming path are applied to the <text:span text:style-name="T42">outgoing</text:span> request <text:span text:style-name="T42">stream</text:span>. If the <text:span text:style-name="T42">response</text:span> has no body then the <text:span text:style-name="T42">Writer</text:span>Interceptors are not called.</text:p>
        </text:list-item>
        <text:list-item>
          <text:p text:style-name="P114">The list of MessageBodyWriters applicable to the path <text:span text:style-name="T46">and outgoing content type </text:span>are tried according to the<text:span text:style-name="T41"> standard ordering rules. </text:span>The first MessageBodyWriter which states that it can serialise the entity “wins” and is used to write out the entity object. If there is no response body then no MessageBodyWriters are called</text:p>
        </text:list-item>
        <text:list-item>
          <text:p text:style-name="P116">Server response is flushed/committed</text:p>
        </text:list-item>
      </text:list>
      <text:p text:style-name="P35"/>
      <text:h text:style-name="P98" text:outline-level="3">Depending on Extension <text:span text:style-name="T59">Services</text:span></text:h>
      <text:p text:style-name="P39">When writing and configuring a JAX-RS resource or extension it is possible for one extension to depend on another. For example a JAX-RS resource may have a dependency upon a MessageBodyWriter to provide JSON serialization, or a ContainerRequestFilter may depend on a ContextResolver to provide injected configuration.</text:p>
      <text:p text:style-name="P40">In these cases <text:span text:style-name="T59">it is necessary to express a dependency on the existence of an extension within the JAX-RS container. This can be expressed on any JAX-RS whiteboard service using the </text:span><text:span text:style-name="T11">osgi.jaxrs.extension.</text:span><text:span text:style-name="T12">select</text:span><text:span text:style-name="T59"> property. This property has type String+ and contains a list of LDAP filters. These filters will be run against the service properties of each extension service registered with the container. If all of the supplied filters pass then the whiteboard service will registered.</text:span><text:change-start text:change-id="ct94842443044848"/><text:span text:style-name="T59"> This extension checking should be done per </text:span><text:span text:style-name="T40">Application</text:span><text:span text:style-name="T26">.</text:span><text:change-end text:change-id="ct94842443044848"/></text:p>
      <text:p text:style-name="P41">If at some point later a necessary extension service dependency becomes unavailable then the whiteboard service will become ineligible for inclusion in the JAX-RS container until a suitable replacement is found.</text:p>
      <text:h text:style-name="Heading_20_2" text:outline-level="2"><text:soft-page-break/>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1">Class</text:span> instance dynamically by the container on a per-request basis. This model ensures that no state persists 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25">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76">Service scope</text:p>
          </table:table-cell>
          <table:table-cell table:style-name="Table4.B1" office:value-type="string">
            <text:p text:style-name="P76">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25"/>
      <text:h text:style-name="Heading_20_2" text:outline-level="2">JAX-RS Applications</text:h>
      <text:p text:style-name="Body"><text:change text:change-id="ct94842442960960"/><text:change-start text:change-id="ct94842442922208"/><text:s/><text:span text:style-name="T63">A</text:span><text:change-end text:change-id="ct94842442922208"/> JAX-RS application consists of a number of related resources which must collaborate with one another. In this case it is normal to wrap the resources inside an <text:span text:style-name="T1">Application</text:span> object. </text:p>
      <text:p text:style-name="Body">JAX-RS Applications may <text:change text:change-id="ct94842443040048"/><text:s/>be registered with the container by using the JAX-RS whiteboard. In this case the relevant service property is <text:span text:style-name="T1">osgi.jaxrs.application.base</text:span><text:span text:style-name="T51">. </text:span><text:span text:style-name="T54">Note that the base path of the application is applied in addition to any defined ApplicationPath annotation present on the Application Object.</text:span></text:p>
      <text:p text:style-name="P57">Once an Application is registered then all of its contained resources will be registered as children of its base URI. Effectively the application object behaves as a group registration for a set of JAX-RS objects <text:span text:style-name="T59">and Extension Services</text:span>.<text:change-start text:change-id="ct94842442966672"/></text:p>
      <text:p text:style-name="P56">Registering an application with <text:span text:style-name="T1">osgi.jaxrs.application.base </text:span>property value <text:change-end text:change-id="ct94842442966672"/><text:change-start text:change-id="ct94842443011744"/>set to “/” will replace the default Application. <text:change-end text:change-id="ct94842443011744"/><text:change-start text:change-id="ct94842443038784"/></text:p>
      <text:h text:style-name="Heading_20_3" text:outline-level="3"><text:soft-page-break/>Application Na<text:change-end text:change-id="ct94842443038784"/><text:change-start text:change-id="ct94842442889888"/>ming</text:h>
      <text:p text:style-name="P47">JAX-RS applications may be named to allow easy identification. This is achieved using the <text:span text:style-name="T1">osgi.jaxrs.name</text:span> property. Application names must follw OSGi symbolic name syntax. If a JAX-RS application does not have a name property supplied then one will be generated by the JAX-RS whiteboard runtime. Generated names must start with a ‘.’ character so that they can be identified easily.</text:p>
      <text:p text:style-name="P47">Application names beginning with “osgi.” are reserved for use in future versions of the specification and should not be used by clients<text:change-end text:change-id="ct94842442889888"/><text:change-start text:change-id="ct94842442704672"/></text:p>
      <text:h text:style-name="P99" text:outline-level="3">Isolation between applications</text:h>
      <text:p text:style-name="P53">The JAX-RS container provides a number of ways for applications to access context information. This information includes configuration properties, as well as access to other resources and extensions available within the application<text:change-end text:change-id="ct94842442704672"/><text:change-start text:change-id="ct94842442707936"/>. Whiteboard application services must be isolated from one another, specifically <text:change-end text:change-id="ct94842442707936"/><text:change-start text:change-id="ct94842443031728"/><text:span text:style-name="T61">an</text:span><text:change-end text:change-id="ct94842443031728"/><text:change-start text:change-id="ct94842443049920"/> Application<text:change-end text:change-id="ct94842443049920"/><text:change-start text:change-id="ct94842443046640"/> <text:span text:style-name="T61">injected using the @Context annotation must not provide visibility to </text:span><text:change-end text:change-id="ct94842443046640"/><text:change-start text:change-id="ct94842442707200"/><text:span text:style-name="T61">additional resources or extensions that were not part of the original application. </text:span><text:change-end text:change-id="ct94842442707200"/><text:change-start text:change-id="ct94842443046048"/></text:p>
      <text:p text:style-name="P54">The<text:change-end text:change-id="ct94842443046048"/><text:change-start text:change-id="ct94842442991616"/> JAX-RS Whiteboard must use ServiceObjects to obtain intances of the extensions per application<text:change-end text:change-id="ct94842442991616"/><text:change-start text:change-id="ct94842442991840"/>, allowing the extension registrator to provide a new instance for each application<text:change-end text:change-id="ct94842442991840"/><text:change-start text:change-id="ct94842442950320"/>.<text:change-end text:change-id="ct94842442950320"/><text:change-start text:change-id="ct94842443012448"/></text:p>
      <text:p text:style-name="P6"><text:change-end text:change-id="ct94842443012448"/><text:change text:change-id="ct94842443049088"/><text:change text:change-id="ct94842442987088"/><text:change text:change-id="ct94842442986864"/><text:change text:change-id="ct94842442950544"/><text:change-start text:change-id="ct94842442710160"/>Whiteboard resources and extensions that are <text:span text:style-name="T68">not part of any explicit application will be injected</text:span><text:span text:style-name="T4"> </text:span><text:span text:style-name="T20">the </text:span><text:span text:style-name="T22">default application instance. This provides visibility to all of the other instances in the default application, but not to instances or types registered as part of other JAX-RS applications.</text:span> <text:change-end text:change-id="ct94842442710160"/></text:p>
      <text:h text:style-name="Heading_20_2" text:outline-level="2">JAX-RS endpoint advertisement</text:h>
      <text:p text:style-name="Body">All JAX-RS resources and applications may be registered with an optional <text:span text:style-name="T1">osgi.jaxrs.name</text:span> property. If the registered service has this property then the JAX-RS container must register an <text:span text:style-name="T1">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1">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1">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1">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1">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1">osgi.jaxrs.bundle.id</text:p>
          </table:table-cell>
          <table:table-cell table:style-name="Table5.B2" office:value-type="string">
            <text:p text:style-name="Table_20_Contents">Set to the id of the bundle that provided the JAX-RS service</text:p>
          </table:table-cell>
        </table:table-row>
        <text:soft-page-break/>
        <table:table-row>
          <table:table-cell table:style-name="Table5.A2" office:value-type="string">
            <text:p text:style-name="P1">osgi.jaxrs.bundle.version</text:p>
          </table:table-cell>
          <table:table-cell table:style-name="Table5.B2" office:value-type="string">
            <text:p text:style-name="Table_20_Contents">Set to the version of the bundle that provided the JAX-RS service</text:p>
          </table:table-cell>
        </table:table-row>
        <table:table-row>
          <table:table-cell table:style-name="Table5.A2" office:value-type="string">
            <text:p text:style-name="P1">osgi.jaxrs.service.id</text:p>
          </table:table-cell>
          <table:table-cell table:style-name="Table5.B2" office:value-type="string">
            <text:p text:style-name="Table_20_Contents">Set to the id of the JAX-RS service that this endpoint represents</text:p>
          </table:table-cell>
        </table:table-row>
      </table:table>
      <text:h text:style-name="P91" text:outline-level="2" text:is-list-header="true"/>
      <text:h text:style-name="Heading_20_2" text:outline-level="2">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 but fails to implement <text:span text:style-name="T60">a</text:span> relevant JAX-RS <text:span text:style-name="T60">extension</text:span> type, <text:span text:style-name="T60">or to provide any resource methods</text:span>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failure DTO is available from the JAXRSServiceRuntime representing the shadowed object.</text:p>
      <text:p text:style-name="Body">Note that determining when two JAX-RS endpoints overlap requires an analysis of the resource path and all of sub-resource paths. If <text:span text:style-name="T35">any</text:span> of these paths clash then the <text:span text:style-name="T35">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p>
      <text:h text:style-name="Heading_20_3" text:outline-level="3">Missing Required Extensions</text:h>
      <text:p text:style-name="P46">If a JAX-RS resource or extension requires one or more extensions using a osgi.jaxrs.extension.select filter then at any given time it is possible that the JAX-RS container will not be able to host the resource. At this time a failure DTO must be created for the relevant resource or extension service.</text:p>
      <text:h text:style-name="Heading_20_2" text:outline-level="2">JaxRSServiceRuntime</text:h>
      <text:p text:style-name="P79">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text:soft-page-break/>JAX-RS runtime properties</text:h>
      <text:p text:style-name="Body"/>
      <text:p text:style-name="P78"><text:span text:style-name="T29">The JAX-RS Runtime Service implementation must define a set of runtime properties which can be used by whiteboard services to select a specific implementation. JAX-RS whiteboard services may register with a</text:span> <text:span text:style-name="T36">osgi.jaxrs.whiteboard.target</text:span><text:span text:style-name="T29"> service property, the value of which is an LDAP filter used to select applicable runtime instances. </text:span></text:p>
      <text:p text:style-name="P78"><text:span text:style-name="T29">The runtime attributes can be examined as service properties of the HttpServiceRuntime service registration. The runtime attributes may include providers specific properties, and must include the </text:span><text:span text:style-name="T8">osgi.jaxrs.endpoint</text:span><text:span text:style-name="T37"> </text:span><text:span text:style-name="T30">property. The value of this property is a String+ continaing the base URI(s) of the JAX-RS container. The URIs may either be absolute, or relative URIs if the root URI of the HTTP server is unknown (for example in a bridged framework).</text:span></text:p>
      <text:p text:style-name="P80"/>
      <text:h text:style-name="Heading_20_3" text:outline-level="3"><text:s/>JAX-RS whiteboard configuration</text:h>
      <text:p text:style-name="P78"/>
      <text:p text:style-name="P79">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79">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5">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text:soft-page-break/>Locating specific implementations</text:h>
      <text:p text:style-name="Body">Some Client implementations provide additonal methods and features on provider-specific interfaces. To provide <text:s/>these the JAX-RS provider should register the ClientBuilder advertising both the <text:span text:style-name="T1">javax.ws.rs.client.ClientBuilder</text:span> and as the provider-specific interface.</text:p>
      <text:p text:style-name="P32">The ClientBuilder <text:span text:style-name="T57">must</text:span> be registered as a prototype scoped service. That will allow bundles to configure multiple <text:span text:style-name="T48">separate Client instances.</text:span></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15">Client client = <text:span text:style-name="T28">c</text:span>lientBuilder.<text:span text:style-name="T28">build</text:span>();</text:p>
      <text:p text:style-name="P15">PromiseHandler&lt;String&gt; handler = new PromiseHandler&lt;String&gt;{};</text:p>
      <text:p text:style-name="P3"/>
      <text:p text:style-name="P3">client.target(REST_SERVICE_URL)</text:p>
      <text:p text:style-name="P3"><text:tab/>.path("/foo”)</text:p>
      <text:p text:style-name="P3"><text:tab/>.path(“/{name}")</text:p>
      <text:p text:style-name="P3"><text:tab/>.resolveTemplate("name", buzz)</text:p>
      <text:p text:style-name="P3"><text:tab/>.request()</text:p>
      <text:p text:style-name="P3"><text:tab/>.async()</text:p>
      <text:p text:style-name="P3"><text:tab/>.get(handler);</text:p>
      <text:p text:style-name="P3"/>
      <text:p text:style-name="P3">Promise&lt;String&gt; result = handler.getPromise();</text:p>
      <text:h text:style-name="P100" text:outline-level="3">Client Filters, Interceptors, Readers and Writers</text:h>
      <text:p text:style-name="P30">While Container (Server) filters, interceptors, readers and writers can be made available as whiteboard components, the same is not true for Clients. There are two main reasons for this:</text:p>
      <text:list xml:id="list742781215" text:style-name="L5">
        <text:list-item>
          <text:p text:style-name="P117">There is no way to scope the filters and interceptors that would be applied to a given client. In a multi-tenant environment this could lead to unexpected behaviours.</text:p>
        </text:list-item>
        <text:list-item>
          <text:p text:style-name="P117">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31">In order to add <text:span text:style-name="T28">filters, interceptors, readers and writers to the JAX-RS client users should use the </text:span><text:span text:style-name="T45">register()</text:span><text:span text:style-name="T28"> method when building their client.</text:span></text:p>
      <text:h text:style-name="Heading_20_2" text:outline-level="2"><text:soft-page-break/>Implementation Provided Capabilities</text:h>
      <text:p text:style-name="Body">The JAX-RS whiteboard implementation must define the following capabilities, including any <text:span text:style-name="T5">additional</text:span> static attributes:</text:p>
      <text:list xml:id="list1852296246" text:style-name="L6">
        <text:list-item>
          <text:p text:style-name="P118">osgi.service;objectClass:List&lt;String&gt;=”org.osgi.service.jaxrs.runtime.JaxRSServiceRuntime”</text:p>
        </text:list-item>
        <text:list-item>
          <text:p text:style-name="P118">osgi.implementation;osgi.implementation=”osgi.jaxrs”;version:Version=”1.0”</text:p>
        </text:list-item>
      </text:list>
      <text:p text:style-name="Body">Also, if the whiteboard implemenation includes the JAX-RS API then it must also advertise the JavaJAXRS contract </text:p>
      <text:p text:style-name="P14">osgi.contract;osgi.contract=JavaJAXRS;version:List&lt;Version&gt;=”1.1,2.0”</text:p>
      <text:p text:style-name="Body"/>
      <text:h text:style-name="P87"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78">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17"/>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5">additional</text:span> parts in an active system.</text:p>
      <text:h text:style-name="P87" text:outline-level="1"><text:soft-page-break/>Javadoc</text:h>
      <text:p text:style-name="P58"/>
      <text:section text:style-name="Sect1" text:name="JavaDoc" text:protected="true">
        <text:section-source xlink:href="../../../../../Downloads/jaxrs-whiteboard-javadoc.rtf" text:filter-name="Rich Text Format"/>
        <text:p text:style-name="Text_20_body"/>
      </text:section>
      <text:h text:style-name="P87" text:outline-level="1">Considered Alternatives</text:h>
      <text:h text:style-name="P92" text:outline-level="2">JAX-RS Extension path restrictions</text:h>
      <text:p text:style-name="P38">Typical JAX-RS filters and interceptors match all resources beneath their base URI, which means that they implic<text:span text:style-name="T57">i</text:span>tly behave as if they are wildcard matchers. Filters and Interceptors can be registered with the JAX-RS container by registering them as OSGi services with mapping properties. The property names are <text:s/><text:span text:style-name="T1">osgi.jaxrs.filter.base</text:span> and <text:span text:style-name="T1">osgi.jaxrs.interceptor.base</text:span> respectively. These base URIs are written in the same way as for JAX-RS resources, however rather than matching an exact number of URI segments they match all sub-paths, regardless of length.</text:p>
      <text:p text:style-name="P19">Typical <text:span text:style-name="T43">JAX-RS</text:span> Message Body Readers and Writers are global in their scope, applied across all paths. This approach does not fit well with OSGi, as different context paths may wish to have differently configured readers and writers for a given media type. <text:span text:style-name="T43">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h text:style-name="P93" text:outline-level="2">The JaxRSContext</text:h>
      <text:p text:style-name="P36">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776595213" text:style-name="L7">
        <text:list-item>
          <text:p text:style-name="P119">A user context from Http Basic Authentication</text:p>
        </text:list-item>
        <text:list-item>
          <text:p text:style-name="P119">to conume an entity from a gzipped JSON input</text:p>
        </text:list-item>
        <text:list-item>
          <text:p text:style-name="P119">to produce a deflated YAML serialized response</text:p>
        </text:list-item>
      </text:list>
      <text:p text:style-name="P42">Having all of these features automatically available solves an otherwise complex lifecycle issue that would require the JAX-RS resource to depend on a filter, some interceptors and some message body readers/writers. <text:span text:style-name="T49">The main problem, </text:span>however,<text:span text:style-name="T49"> is that the Application is relatively static, new </text:span>JAX-RS <text:span text:style-name="T49">resources cannot be easily added at runtime </text:span>to extend an Application.</text:p>
      <text:p text:style-name="P42"><text:soft-page-break/>This use case is handled by the JaxRSContext service. <text:span text:style-name="T50">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19">from</text:span><text:span text:style-name="T50"> being served by the whiteboard until the context is available.</text:span></text:p>
      <text:h text:style-name="P101" text:outline-level="3">Providing a JaxRSContext</text:h>
      <text:p text:style-name="P43">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55">Finally the JaxRSContext provides a set of application-wide properties. This means that the JaxRSContext actually has the same methods as a JAX-RS Application object.</text:span></text:p>
      <text:list xml:id="list3747770974" text:style-name="L8">
        <text:list-item>
          <text:p text:style-name="P120">Set&lt;Class&lt;?&gt;&gt; getClasses()</text:p>
        </text:list-item>
        <text:list-item>
          <text:p text:style-name="P120">Map&lt;String,Object&gt; getProperties()</text:p>
        </text:list-item>
        <text:list-item>
          <text:p text:style-name="P120">Set&lt;Object&gt; getSingletons()</text:p>
        </text:list-item>
      </text:list>
      <text:p text:style-name="P43"/>
      <text:h text:style-name="P102" text:outline-level="3">Registering a JaxRSContext</text:h>
      <text:p text:style-name="P44">JaxRSContexts are registered as OSGi services with two properties:</text:p>
      <text:list xml:id="list621136028" text:style-name="L9">
        <text:list-item>
          <text:p text:style-name="P121"><text:span text:style-name="T9">osgi.jaxrs.context.base –</text:span><text:span text:style-name="T52"> this property defines the base URI that will be used by all resources and types provided by the context</text:span></text:p>
        </text:list-item>
        <text:list-item>
          <text:p text:style-name="P121"><text:span text:style-name="T9">osgi.jaxrs.context.name</text:span><text:span text:style-name="T52"> – this property defines the name of the JaxRSContext. There is a default context called “default” which can be replaced using a service. If more than one JaxRSContext is defined with the same name then the </text:span><text:span text:style-name="T53">natural ordering of the </text:span><text:span text:style-name="T52">service references </text:span><text:span text:style-name="T53">is used to determine the context that applies</text:span><text:span text:style-name="T52">.</text:span></text:p>
        </text:list-item>
      </text:list>
      <text:p text:style-name="P45"/>
      <text:h text:style-name="P103" text:outline-level="3"><text:s/><text:span text:style-name="T55">Requiring a JaxRSContext</text:span></text:h>
      <text:p text:style-name="P20">JAX-RS whiteboard resources can require a JaxRSContext using the <text:span text:style-name="T9">osgi.jaxrs.context.</text:span><text:span text:style-name="T10">select</text:span><text:span text:style-name="T56"> property. The value of this property is a filter which is used to match the service properties of one or more JaxRSContext services. The JAX-RS resource will then be registered with each matching JaxRSContext.</text:span></text:p>
      <text:h text:style-name="P87" text:outline-level="1">Security Considerations</text:h>
      <text:p text:style-name="P18">Description of all known vulnerabilities this may either introduce or address as well as scenarios of how the weaknesses could be circumvented.</text:p>
      <text:h text:style-name="P87" text:outline-level="1"><text:soft-page-break/>Document Support</text:h>
      <text:h text:style-name="P89" text:outline-level="2">References</text:h>
      <text:list xml:id="list1801842240" text:style-name="WW8Num3">
        <text:list-item>
          <text:p text:style-name="P124"><text:bookmark-start text:name="_Ref493020620"/>Bradner, S., Key words for use in RFCs to Indicate Requirement Levels, RFC2119, March 1997.<text:bookmark-end text:name="_Ref493020620"/></text:p>
        </text:list-item>
        <text:list-item>
          <text:p text:style-name="P124">Software Requirements &amp; Specifications. Michael Jackson. ISBN 0-201-87712-0</text:p>
        </text:list-item>
        <text:list-item>
          <text:p text:style-name="P125"><text:bookmark-start text:name="__RefNumPara__46660_1439841644"/><text:span text:style-name="T32">HTTP 1.1 Specification RFC 2626 - </text:span><text:a xlink:type="simple" xlink:href="http://www.w3.org/Protocols/rfc2616/rfc2616.html" text:style-name="Internet_20_link" text:visited-style-name="Visited_20_Internet_20_Link"><text:span text:style-name="T32">http://www.w3.org/Protocols/rfc2616/rfc2616.html</text:span></text:a><text:span text:style-name="T32"> </text:span><text:bookmark-end text:name="__RefNumPara__46660_1439841644"/></text:p>
        </text:list-item>
        <text:list-item>
          <text:p text:style-name="P125"><text:bookmark-start text:name="__RefNumPara__15719_1524377446"/><text:span text:style-name="T32">JAX-RS 1.0 Specification - </text:span><text:a xlink:type="simple" xlink:href="https://jcp.org/aboutJava/communityprocess/final/jsr311/index.html" text:style-name="Internet_20_link" text:visited-style-name="Visited_20_Internet_20_Link"><text:span text:style-name="T32">https://jcp.org/aboutJava/communityprocess/final/jsr311/index.html</text:span></text:a><text:bookmark-end text:name="__RefNumPara__15719_1524377446"/></text:p>
        </text:list-item>
        <text:list-item>
          <text:p text:style-name="P126"><text:bookmark-start text:name="__RefNumPara__15721_1524377446"/><text:span text:style-name="T32">JAX-RS 2.0 Specification - </text:span><text:a xlink:type="simple" xlink:href="https://jcp.org/aboutJava/communityprocess/final/jsr339/index.html" text:style-name="Internet_20_link" text:visited-style-name="Visited_20_Internet_20_Link"><text:span text:style-name="T32">https://jcp.org/aboutJava/communityprocess/final/jsr339/index.html</text:span></text:a><text:bookmark-end text:name="__RefNumPara__15721_1524377446"/></text:p>
        </text:list-item>
        <text:list-item>
          <text:p text:style-name="P84"><text:bookmark-start text:name="__RefNumPara__11198_1304452862"/>Jersey 2.x Documentation - https://jersey.java.net/documentation/2.24.1/filters-and-interceptors.html#d0e10016<text:bookmark-end text:name="__RefNumPara__11198_1304452862"/></text:p>
        </text:list-item>
        <text:list-item>
          <text:p text:style-name="P125"><text:bookmark-start text:name="__RefNumPara__75844_1890942607"/><text:span text:style-name="T32">OSGi Portable Java Contracts - </text:span><text:a xlink:type="simple" xlink:href="http://www.osgi.org/Specifications/ReferenceContract" text:style-name="Internet_20_link" text:visited-style-name="Visited_20_Internet_20_Link"><text:span text:style-name="T32">http://www.osgi.org/Specifications/ReferenceContract</text:span></text:a><text:bookmark-end text:name="__RefNumPara__75844_1890942607"/></text:p>
        </text:list-item>
        <text:list-item>
          <text:p text:style-name="P83"><text:bookmark-start text:name="__RefNumPara__76042_1890942607"/><text:span text:style-name="T32">OSGi Compendium R6 - </text:span><text:a xlink:type="simple" xlink:href="https://osgi.org/download/r6/osgi.cmpn-6.0.0.pdf" text:style-name="Internet_20_link" text:visited-style-name="Visited_20_Internet_20_Link"><text:span text:style-name="T32">https://osgi.org/download/r6/osgi.cmpn-6.0.0.pdf</text:span></text:a><text:bookmark-end text:name="__RefNumPara__76042_1890942607"/></text:p>
        </text:list-item>
      </text:list>
      <text:p text:style-name="P21"/>
      <text:h text:style-name="P89" text:outline-level="2">Author’s Address</text:h>
      <text:p text:style-name="P22"/>
      <table:table table:name="Table2" table:style-name="Table2">
        <table:table-column table:style-name="Table2.A"/>
        <table:table-column table:style-name="Table2.B"/>
        <table:table-row table:style-name="Table2.1">
          <table:table-cell table:style-name="Table2.A1" office:value-type="string">
            <text:p text:style-name="P60">Name</text:p>
          </table:table-cell>
          <table:table-cell table:style-name="Table2.B1" office:value-type="string">
            <text:p text:style-name="P60">Tim Ward</text:p>
          </table:table-cell>
        </table:table-row>
        <table:table-row table:style-name="Table2.1">
          <table:table-cell table:style-name="Table2.A1" office:value-type="string">
            <text:p text:style-name="P60">Company</text:p>
          </table:table-cell>
          <table:table-cell table:style-name="Table2.B1" office:value-type="string">
            <text:p text:style-name="P60">Paremus</text:p>
          </table:table-cell>
        </table:table-row>
        <table:table-row table:style-name="Table2.1">
          <table:table-cell table:style-name="Table2.A1" office:value-type="string">
            <text:p text:style-name="P60">Address</text:p>
          </table:table-cell>
          <table:table-cell table:style-name="Table2.B1" office:value-type="string">
            <text:p text:style-name="P60"/>
          </table:table-cell>
        </table:table-row>
        <table:table-row table:style-name="Table2.1">
          <table:table-cell table:style-name="Table2.A1" office:value-type="string">
            <text:p text:style-name="P60">Voice</text:p>
          </table:table-cell>
          <table:table-cell table:style-name="Table2.B1" office:value-type="string">
            <text:p text:style-name="P60"/>
          </table:table-cell>
        </table:table-row>
        <table:table-row table:style-name="Table2.1">
          <table:table-cell table:style-name="Table2.A1" office:value-type="string">
            <text:p text:style-name="P64">e-mail</text:p>
          </table:table-cell>
          <table:table-cell table:style-name="Table2.B1" office:value-type="string">
            <text:p text:style-name="P64">Tim.ward@paremus.com</text:p>
          </table:table-cell>
        </table:table-row>
      </table:table>
      <text:p text:style-name="P22"/>
      <text:h text:style-name="P89" text:outline-level="2">Acronyms and Abbreviations</text:h>
      <text:p text:style-name="P22"/>
      <text:h text:style-name="P89" text:outline-level="2">End of Document</text:h>
      <text:p text:style-name="P2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Courier1" svg:font-family="Courier"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09">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61406D9F1B8C46FE.png" xlink:type="simple" xlink:show="embed" xlink:actuate="onLoad"/></draw:frame><text:tab/><text:user-defined style:data-style-name="N0" text:name="RFC Title">RFC-217 JAX-RS Services</text:user-defined><text:tab/>Page <text:page-number text:select-page="current">5</text:page-number> of <text:page-count style:num-format="1">25</text:page-count></text:p>
        <text:p text:style-name="Header"/>
        <text:p text:style-name="Header"><text:tab/>Draft<text:tab/> <text:modification-date style:data-style-name="N76">June 1, 2017</text:modification-date><text:span text:style-name="MT1">der</text:span></text:p>
      </style:header>
      <style:footer>
        <text:p text:style-name="Footer">Copyright © OSGi Alliance <text:modification-date style:data-style-name="N109">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9">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25</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25</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25</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25</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25</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25</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25</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25</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25</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25</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25</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25</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25</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25</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25</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25</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5-11-13T11:23:58</meta:creation-date>
    <meta:editing-cycles>41</meta:editing-cycles>
    <meta:editing-duration>P9DT9H56M27S</meta:editing-duration>
    <meta:initial-creator>Tim Ward</meta:initial-creator>
    <dc:date>2017-06-01T10:16:22.611839411</dc:date>
    <dc:creator>Raymond Augé</dc:creator>
    <meta:document-statistic meta:table-count="21" meta:image-count="2" meta:object-count="0" meta:page-count="25" meta:paragraph-count="473" meta:word-count="8313" meta:character-count="54816" meta:non-whitespace-character-count="46853"/>
    <meta:user-defined meta:name="Info"/>
    <meta:user-defined meta:name="Info 3"/>
    <meta:user-defined meta:name="Info 4"/>
    <meta:user-defined meta:name="RFC Title">RFC-217 JAX-RS Services</meta:user-defined>
  </office:meta>
</office:document-meta>
</file>